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ext_20_body" style:list-style-name="L31">
      <style:paragraph-properties fo:margin-top="0cm" fo:margin-bottom="0cm" style:contextual-spacing="false"/>
    </style:style>
    <style:style style:name="P34" style:family="paragraph" style:parent-style-name="Text_20_body" style:list-style-name="L32">
      <style:paragraph-properties fo:margin-top="0cm" fo:margin-bottom="0cm" style:contextual-spacing="false"/>
    </style:style>
    <style:style style:name="P35" style:family="paragraph" style:parent-style-name="Text_20_body" style:list-style-name="L33">
      <style:paragraph-properties fo:margin-top="0cm" fo:margin-bottom="0cm" style:contextual-spacing="false"/>
    </style:style>
    <style:style style:name="P36" style:family="paragraph" style:parent-style-name="Text_20_body" style:list-style-name="L34">
      <style:paragraph-properties fo:margin-top="0cm" fo:margin-bottom="0cm" style:contextual-spacing="false"/>
    </style:style>
    <style:style style:name="P37" style:family="paragraph" style:parent-style-name="Text_20_body" style:list-style-name="L35">
      <style:paragraph-properties fo:margin-top="0cm" fo:margin-bottom="0cm" style:contextual-spacing="false"/>
    </style:style>
    <style:style style:name="P38" style:family="paragraph" style:parent-style-name="Text_20_body" style:list-style-name="L36">
      <style:paragraph-properties fo:margin-top="0cm" fo:margin-bottom="0cm" style:contextual-spacing="false"/>
    </style:style>
    <style:style style:name="P39" style:family="paragraph" style:parent-style-name="Text_20_body" style:list-style-name="L37">
      <style:paragraph-properties fo:margin-top="0cm" fo:margin-bottom="0cm" style:contextual-spacing="false"/>
    </style:style>
    <style:style style:name="P40" style:family="paragraph" style:parent-style-name="Text_20_body" style:list-style-name="L38">
      <style:paragraph-properties fo:margin-top="0cm" fo:margin-bottom="0cm" style:contextual-spacing="false"/>
    </style:style>
    <style:style style:name="P41" style:family="paragraph" style:parent-style-name="Text_20_body" style:list-style-name="L39">
      <style:paragraph-properties fo:margin-top="0cm" fo:margin-bottom="0cm" style:contextual-spacing="false"/>
    </style:style>
    <style:style style:name="P42" style:family="paragraph" style:parent-style-name="Text_20_body" style:list-style-name="L40">
      <style:paragraph-properties fo:margin-top="0cm" fo:margin-bottom="0cm" style:contextual-spacing="false"/>
    </style:style>
    <style:style style:name="P43" style:family="paragraph" style:parent-style-name="Text_20_body" style:list-style-name="L41">
      <style:paragraph-properties fo:margin-top="0cm" fo:margin-bottom="0cm" style:contextual-spacing="false"/>
    </style:style>
    <style:style style:name="P44" style:family="paragraph" style:parent-style-name="Text_20_body" style:list-style-name="L42">
      <style:paragraph-properties fo:margin-top="0cm" fo:margin-bottom="0cm" style:contextual-spacing="false"/>
    </style:style>
    <style:style style:name="P45" style:family="paragraph" style:parent-style-name="Text_20_body" style:list-style-name="L43">
      <style:paragraph-properties fo:margin-top="0cm" fo:margin-bottom="0cm" style:contextual-spacing="false"/>
    </style:style>
    <style:style style:name="P46" style:family="paragraph" style:parent-style-name="Text_20_body" style:list-style-name="L44">
      <style:paragraph-properties fo:margin-top="0cm" fo:margin-bottom="0cm" style:contextual-spacing="false"/>
    </style:style>
    <style:style style:name="P47" style:family="paragraph" style:parent-style-name="Text_20_body" style:list-style-name="L45">
      <style:paragraph-properties fo:margin-top="0cm" fo:margin-bottom="0cm" style:contextual-spacing="false"/>
    </style:style>
    <style:style style:name="P48" style:family="paragraph" style:parent-style-name="Text_20_body" style:list-style-name="L46">
      <style:paragraph-properties fo:margin-top="0cm" fo:margin-bottom="0cm" style:contextual-spacing="false"/>
    </style:style>
    <style:style style:name="P49" style:family="paragraph" style:parent-style-name="Text_20_body" style:list-style-name="L47">
      <style:paragraph-properties fo:margin-top="0cm" fo:margin-bottom="0cm" style:contextual-spacing="false"/>
    </style:style>
    <style:style style:name="P50" style:family="paragraph" style:parent-style-name="Text_20_body" style:list-style-name="L48">
      <style:paragraph-properties fo:margin-top="0cm" fo:margin-bottom="0cm" style:contextual-spacing="false"/>
    </style:style>
    <style:style style:name="P51" style:family="paragraph" style:parent-style-name="Text_20_body" style:list-style-name="L49">
      <style:paragraph-properties fo:margin-top="0cm" fo:margin-bottom="0cm" style:contextual-spacing="false"/>
    </style:style>
    <style:style style:name="P52" style:family="paragraph" style:parent-style-name="Text_20_body" style:list-style-name="L50">
      <style:paragraph-properties fo:margin-top="0cm" fo:margin-bottom="0cm" style:contextual-spacing="false"/>
    </style:style>
    <style:style style:name="P53" style:family="paragraph" style:parent-style-name="Text_20_body" style:list-style-name="L51">
      <style:paragraph-properties fo:margin-top="0cm" fo:margin-bottom="0cm" style:contextual-spacing="false"/>
    </style:style>
    <style:style style:name="P54" style:family="paragraph" style:parent-style-name="Text_20_body" style:list-style-name="L52">
      <style:paragraph-properties fo:margin-top="0cm" fo:margin-bottom="0cm" style:contextual-spacing="false"/>
    </style:style>
    <style:style style:name="P55" style:family="paragraph" style:parent-style-name="Text_20_body">
      <style:text-properties fo:font-weight="bold" style:font-weight-asian="bold" style:font-weight-complex="bold"/>
    </style:style>
    <style:style style:name="P56" style:family="paragraph" style:parent-style-name="Text_20_body" style:list-style-name="L53">
      <style:paragraph-properties fo:margin-top="0cm" fo:margin-bottom="0cm" style:contextual-spacing="false"/>
    </style:style>
    <style:style style:name="P57" style:family="paragraph" style:parent-style-name="Text_20_body">
      <style:text-properties officeooo:paragraph-rsid="0017f423"/>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ab/>3. Methodology</text:p>
      <text:list xml:id="list2588654695" text:style-name="L1">
        <text:list-item>
          <text:p text:style-name="P3"><text:a xlink:type="simple" xlink:href="#research-questions---may-2023" text:style-name="Internet_20_link" text:visited-style-name="Visited_20_Internet_20_Link"><text:span text:style-name="Definition">Research Questions - May 2023</text:span></text:a></text:p>
        </text:list-item>
        <text:list-item>
          <text:p text:style-name="P3"><text:a xlink:type="simple" xlink:href="#outline" text:style-name="Internet_20_link" text:visited-style-name="Visited_20_Internet_20_Link"><text:span text:style-name="Definition">Outline</text:span></text:a></text:p>
          <text:list text:style-name="L2">
            <text:list-item>
              <text:p text:style-name="P4"><text:a xlink:type="simple" xlink:href="#note---coding-use-of-gdp." text:style-name="Internet_20_link" text:visited-style-name="Visited_20_Internet_20_Link"><text:span text:style-name="Definition">NOTE - Coding use of GDP.</text:span></text:a></text:p>
            </text:list-item>
            <text:list-item>
              <text:p text:style-name="P4"><text:a xlink:type="simple" xlink:href="#coding-based-on-chapter-4" text:style-name="Internet_20_link" text:visited-style-name="Visited_20_Internet_20_Link"><text:span text:style-name="Definition">Coding based on chapter 4</text:span></text:a></text:p>
            </text:list-item>
            <text:list-item>
              <text:p text:style-name="P4"><text:a xlink:type="simple" xlink:href="#proposal-coding-impact-on-design-processes-on-learner-agency---boiled-down--" text:style-name="Internet_20_link" text:visited-style-name="Visited_20_Internet_20_Link"><text:span text:style-name="Definition">PROPOSAL Coding impact on design/ processes on learner agency - boiled down -</text:span></text:a></text:p>
            </text:list-item>
          </text:list>
        </text:list-item>
        <text:list-item>
          <text:p text:style-name="P3"><text:a xlink:type="simple" xlink:href="#theoretical-framework" text:style-name="Internet_20_link" text:visited-style-name="Visited_20_Internet_20_Link"><text:span text:style-name="Definition">Theoretical Framework</text:span></text:a></text:p>
          <text:list text:style-name="L3">
            <text:list-item>
              <text:p text:style-name="P5"><text:a xlink:type="simple" xlink:href="#introduction-to-social-turn-school" text:style-name="Internet_20_link" text:visited-style-name="Visited_20_Internet_20_Link"><text:span text:style-name="Definition">Introduction to social turn, school,</text:span></text:a></text:p>
              <text:list text:style-name="L4">
                <text:list-item>
                  <text:p text:style-name="P6"><text:a xlink:type="simple" xlink:href="#build-on-the-literature-review--" text:style-name="Internet_20_link" text:visited-style-name="Visited_20_Internet_20_Link"><text:span text:style-name="Definition">Build on the Literature Review -</text:span></text:a></text:p>
                </text:list-item>
                <text:list-item>
                  <text:p text:style-name="P6"><text:a xlink:type="simple" xlink:href="#socio-cultural-research-methods" text:style-name="Internet_20_link" text:visited-style-name="Visited_20_Internet_20_Link"><text:span text:style-name="Definition">Socio cultural research methods</text:span></text:a></text:p>
                </text:list-item>
              </text:list>
            </text:list-item>
          </text:list>
        </text:list-item>
        <text:list-item>
          <text:p text:style-name="P3"><text:a xlink:type="simple" xlink:href="#justification-of-choice-of-methodology" text:style-name="Internet_20_link" text:visited-style-name="Visited_20_Internet_20_Link"><text:span text:style-name="Definition">Justification of choice of methodology</text:span></text:a></text:p>
          <text:list text:style-name="L5">
            <text:list-item>
              <text:p text:style-name="P7"><text:a xlink:type="simple" xlink:href="#a-social-rather-than-individual-constructivism" text:style-name="Internet_20_link" text:visited-style-name="Visited_20_Internet_20_Link"><text:span text:style-name="Definition">A social rather than individual constructivism</text:span></text:a></text:p>
            </text:list-item>
          </text:list>
        </text:list-item>
        <text:list-item>
          <text:p text:style-name="P3"><text:a xlink:type="simple" xlink:href="#design-based-research-and-intervention-studies-within-educational-field" text:style-name="Internet_20_link" text:visited-style-name="Visited_20_Internet_20_Link"><text:span text:style-name="Definition">Design-based research and Intervention studies within educational field</text:span></text:a></text:p>
        </text:list-item>
        <text:list-item>
          <text:p text:style-name="P3"><text:a xlink:type="simple" xlink:href="#conceptualising-emergent-agency-in-this-study" text:style-name="Internet_20_link" text:visited-style-name="Visited_20_Internet_20_Link"><text:span text:style-name="Definition">Conceptualising emergent agency in this study</text:span></text:a></text:p>
          <text:list text:style-name="L6">
            <text:list-item>
              <text:p text:style-name="P8"><text:a xlink:type="simple" xlink:href="#on-double-stimulation-and-agency" text:style-name="Internet_20_link" text:visited-style-name="Visited_20_Internet_20_Link"><text:span text:style-name="Definition">On double stimulation and agency</text:span></text:a></text:p>
            </text:list-item>
            <text:list-item>
              <text:p text:style-name="P8"><text:a xlink:type="simple" xlink:href="#on-affordances-and-anchors" text:style-name="Internet_20_link" text:visited-style-name="Visited_20_Internet_20_Link"><text:span text:style-name="Definition">On affordances and anchors</text:span></text:a></text:p>
            </text:list-item>
          </text:list>
        </text:list-item>
        <text:list-item>
          <text:p text:style-name="P3"><text:a xlink:type="simple" xlink:href="#conceptualising-activity-in-this-learning-design" text:style-name="Internet_20_link" text:visited-style-name="Visited_20_Internet_20_Link"><text:span text:style-name="Definition">Conceptualising activity in this learning design</text:span></text:a></text:p>
          <text:list text:style-name="L7">
            <text:list-item>
              <text:p text:style-name="P9"><text:a xlink:type="simple" xlink:href="#levels-of-abstraction-in-activity-theory" text:style-name="Internet_20_link" text:visited-style-name="Visited_20_Internet_20_Link"><text:span text:style-name="Definition">Levels of Abstraction in Activity Theory</text:span></text:a></text:p>
            </text:list-item>
            <text:list-item>
              <text:p text:style-name="P9"><text:a xlink:type="simple" xlink:href="#justification-of-gdp-as-a-unit-of-analysis" text:style-name="Internet_20_link" text:visited-style-name="Visited_20_Internet_20_Link"><text:span text:style-name="Definition">Justification of GDP as a unit of analysis</text:span></text:a></text:p>
            </text:list-item>
            <text:list-item>
              <text:p text:style-name="P9"><text:a xlink:type="simple" xlink:href="#conceptualising-activity-in-this-learning-design-1" text:style-name="Internet_20_link" text:visited-style-name="Visited_20_Internet_20_Link"><text:span text:style-name="Definition">Conceptualising activity in this learning design</text:span></text:a></text:p>
              <text:list text:style-name="L8">
                <text:list-item>
                  <text:p text:style-name="P10"><text:a xlink:type="simple" xlink:href="#loa-in-computing-pedagogy" text:style-name="Internet_20_link" text:visited-style-name="Visited_20_Internet_20_Link"><text:span text:style-name="Definition">LOA in Computing pedagogy</text:span></text:a></text:p>
                </text:list-item>
              </text:list>
            </text:list-item>
          </text:list>
        </text:list-item>
        <text:list-item>
          <text:p text:style-name="P3"><text:a xlink:type="simple" xlink:href="#sociocultural-methods-of-analysis" text:style-name="Internet_20_link" text:visited-style-name="Visited_20_Internet_20_Link"><text:span text:style-name="Definition">Sociocultural Methods of Analysis</text:span></text:a></text:p>
          <text:list text:style-name="L9">
            <text:list-item>
              <text:p text:style-name="P11"><text:a xlink:type="simple" xlink:href="#stages-of-data-gathering-and-analysis" text:style-name="Internet_20_link" text:visited-style-name="Visited_20_Internet_20_Link"><text:span text:style-name="Definition">Stages of Data Gathering and ANALYSIS</text:span></text:a></text:p>
              <text:list text:style-name="L10">
                <text:list-item>
                  <text:p text:style-name="P12"><text:a xlink:type="simple" xlink:href="#mutual-nature-of-the-evolution-of-the-design" text:style-name="Internet_20_link" text:visited-style-name="Visited_20_Internet_20_Link"><text:span text:style-name="Definition">Mutual nature of the evolution of the design</text:span></text:a></text:p>
                </text:list-item>
              </text:list>
            </text:list-item>
            <text:list-item>
              <text:p text:style-name="P11"><text:a xlink:type="simple" xlink:href="#role-of-practitioner-interviews" text:style-name="Internet_20_link" text:visited-style-name="Visited_20_Internet_20_Link"><text:span text:style-name="Definition">Role of Practitioner interviews</text:span></text:a></text:p>
            </text:list-item>
          </text:list>
        </text:list-item>
        <text:list-item>
          <text:p text:style-name="P3"><text:a xlink:type="simple" xlink:href="#data-gathering-methods-and-justification" text:style-name="Internet_20_link" text:visited-style-name="Visited_20_Internet_20_Link"><text:span text:style-name="Definition">Data gathering methods and justification</text:span></text:a></text:p>
        </text:list-item>
        <text:list-item>
          <text:p text:style-name="P3"><text:a xlink:type="simple" xlink:href="#data-processing" text:style-name="Internet_20_link" text:visited-style-name="Visited_20_Internet_20_Link"><text:span text:style-name="Definition">Data Processing</text:span></text:a></text:p>
          <text:list text:style-name="L11">
            <text:list-item>
              <text:p text:style-name="P13"><text:a xlink:type="simple" xlink:href="#video-processing" text:style-name="Internet_20_link" text:visited-style-name="Visited_20_Internet_20_Link"><text:span text:style-name="Definition">360 Video Processing</text:span></text:a></text:p>
            </text:list-item>
            <text:list-item>
              <text:p text:style-name="P13"><text:a xlink:type="simple" xlink:href="#screen-capture-processing" text:style-name="Internet_20_link" text:visited-style-name="Visited_20_Internet_20_Link"><text:span text:style-name="Definition">Screen Capture Processing</text:span></text:a></text:p>
            </text:list-item>
            <text:list-item>
              <text:p text:style-name="P13"><text:a xlink:type="simple" xlink:href="#general-file-management" text:style-name="Internet_20_link" text:visited-style-name="Visited_20_Internet_20_Link"><text:span text:style-name="Definition">General File management</text:span></text:a></text:p>
            </text:list-item>
            <text:list-item>
              <text:p text:style-name="P13"><text:a xlink:type="simple" xlink:href="#learnings-and-recommendations" text:style-name="Internet_20_link" text:visited-style-name="Visited_20_Internet_20_Link"><text:span text:style-name="Definition">Learnings and recommendations</text:span></text:a></text:p>
            </text:list-item>
          </text:list>
        </text:list-item>
        <text:list-item>
          <text:p text:style-name="P3"><text:a xlink:type="simple" xlink:href="#data-analysis-methods-and-justification" text:style-name="Internet_20_link" text:visited-style-name="Visited_20_Internet_20_Link"><text:span text:style-name="Definition">Data analysis methods and justification</text:span></text:a></text:p>
          <text:list text:style-name="L12">
            <text:list-item>
              <text:p text:style-name="P14"><text:a xlink:type="simple" xlink:href="#other-material---analysis-of-data" text:style-name="Internet_20_link" text:visited-style-name="Visited_20_Internet_20_Link"><text:span text:style-name="Definition">Other Material - Analysis of Data</text:span></text:a></text:p>
            </text:list-item>
            <text:list-item>
              <text:p text:style-name="P14"><text:a xlink:type="simple" xlink:href="#analysis-of-journal-and-teaching-resources" text:style-name="Internet_20_link" text:visited-style-name="Visited_20_Internet_20_Link"><text:span text:style-name="Definition">Analysis of Journal and Teaching Resources</text:span></text:a></text:p>
              <text:list text:style-name="L13">
                <text:list-item>
                  <text:p text:style-name="P15"><text:a xlink:type="simple" xlink:href="#overall-rational-and-approach" text:style-name="Internet_20_link" text:visited-style-name="Visited_20_Internet_20_Link"><text:span text:style-name="Definition">Overall Rational and Approach</text:span></text:a></text:p>
                </text:list-item>
              </text:list>
            </text:list-item>
            <text:list-item>
              <text:p text:style-name="P14"><text:a xlink:type="simple" xlink:href="#specifics-of-coding" text:style-name="Internet_20_link" text:visited-style-name="Visited_20_Internet_20_Link"><text:span text:style-name="Definition">Specifics of Coding</text:span></text:a></text:p>
              <text:list text:style-name="L14">
                <text:list-item>
                  <text:p text:style-name="P16"><text:a xlink:type="simple" xlink:href="#choosing-what-and-how-much-to-code" text:style-name="Internet_20_link" text:visited-style-name="Visited_20_Internet_20_Link"><text:span text:style-name="Definition">Choosing what and how much to code</text:span></text:a></text:p>
                </text:list-item>
                <text:list-item>
                  <text:p text:style-name="P16"><text:a xlink:type="simple" xlink:href="#using-a-3-planes-approach" text:style-name="Internet_20_link" text:visited-style-name="Visited_20_Internet_20_Link"><text:span text:style-name="Definition">Using a 3 Planes Approach</text:span></text:a></text:p>
                </text:list-item>
                <text:list-item>
                  <text:p text:style-name="P16"><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14"><text:a xlink:type="simple" xlink:href="#video-coding---analysis-of-data" text:style-name="Internet_20_link" text:visited-style-name="Visited_20_Internet_20_Link"><text:span text:style-name="Definition">Video Coding - Analysis of Data</text:span></text:a></text:p>
            </text:list-item>
            <text:list-item>
              <text:p text:style-name="P14"><text:a xlink:type="simple" xlink:href="#notes-on-underpinning-of-thematic-analysis-of-video-data" text:style-name="Internet_20_link" text:visited-style-name="Visited_20_Internet_20_Link"><text:span text:style-name="Definition">Notes on Underpinning of Thematic Analysis of Video Data</text:span></text:a></text:p>
              <text:list text:style-name="L15">
                <text:list-item>
                  <text:p text:style-name="P17"><text:a xlink:type="simple" xlink:href="#overall-rational-and-approach-of-coding-video-data" text:style-name="Internet_20_link" text:visited-style-name="Visited_20_Internet_20_Link"><text:span text:style-name="Definition">Overall Rational and Approach of Coding Video Data</text:span></text:a></text:p>
                </text:list-item>
                <text:list-item>
                  <text:p text:style-name="P17"><text:a xlink:type="simple" xlink:href="#what-was-excluded-and-rationale" text:style-name="Internet_20_link" text:visited-style-name="Visited_20_Internet_20_Link"><text:span text:style-name="Definition">What was Excluded and Rationale</text:span></text:a></text:p>
                </text:list-item>
                <text:list-item>
                  <text:p text:style-name="P17"><text:a xlink:type="simple" xlink:href="#coding-participant-roles-and-interactions." text:style-name="Internet_20_link" text:visited-style-name="Visited_20_Internet_20_Link"><text:span text:style-name="Definition">Coding Participant Roles and Interactions.</text:span></text:a></text:p>
                </text:list-item>
                <text:list-item>
                  <text:p text:style-name="P17"><text:a xlink:type="simple" xlink:href="#coding-design-cycle-stages" text:style-name="Internet_20_link" text:visited-style-name="Visited_20_Internet_20_Link"><text:span text:style-name="Definition">Coding Design Cycle Stages</text:span></text:a></text:p>
                </text:list-item>
                <text:list-item>
                  <text:p text:style-name="P17"><text:a xlink:type="simple" xlink:href="#coding-game-design-themes" text:style-name="Internet_20_link" text:visited-style-name="Visited_20_Internet_20_Link"><text:span text:style-name="Definition">Coding Game Design Themes</text:span></text:a></text:p>
                </text:list-item>
              </text:list>
            </text:list-item>
            <text:list-item>
              <text:p text:style-name="P14"><text:a xlink:type="simple" xlink:href="#grades-of-video-data-analysis" text:style-name="Internet_20_link" text:visited-style-name="Visited_20_Internet_20_Link"><text:span text:style-name="Definition">Grades of video data analysis</text:span></text:a></text:p>
            </text:list-item>
            <text:list-item>
              <text:p text:style-name="P14"><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14"><text:a xlink:type="simple" xlink:href="#analysis-of-activities-based-on-cultural-interpersonal-and-personal-focusing" text:style-name="Internet_20_link" text:visited-style-name="Visited_20_Internet_20_Link"><text:span text:style-name="Definition">Analysis of activities based on Cultural, Interpersonal and Personal focusing</text:span></text:a></text:p>
            </text:list-item>
            <text:list-item>
              <text:p text:style-name="P14"><text:a xlink:type="simple" xlink:href="#discussion---post-mortem---perhaps-shift-to-last-chapter-finally" text:style-name="Internet_20_link" text:visited-style-name="Visited_20_Internet_20_Link"><text:span text:style-name="Definition">Discussion - post mortem - PERHAPS SHIFT TO LAST CHAPTER finally</text:span></text:a></text:p>
            </text:list-item>
            <text:list-item>
              <text:p text:style-name="P14"><text:a xlink:type="simple" xlink:href="#data-validity---triangulation-of-data" text:style-name="Internet_20_link" text:visited-style-name="Visited_20_Internet_20_Link"><text:soft-page-break/><text:span text:style-name="Definition">Data Validity - Triangulation of Data</text:span></text:a></text:p>
            </text:list-item>
            <text:list-item>
              <text:p text:style-name="P14"><text:a xlink:type="simple" xlink:href="#generalisation-of-results" text:style-name="Internet_20_link" text:visited-style-name="Visited_20_Internet_20_Link"><text:span text:style-name="Definition">Generalisation of Results</text:span></text:a></text:p>
            </text:list-item>
          </text:list>
        </text:list-item>
        <text:list-item>
          <text:p text:style-name="P3"><text:a xlink:type="simple" xlink:href="#research-questions" text:style-name="Internet_20_link" text:visited-style-name="Visited_20_Internet_20_Link"><text:span text:style-name="Definition">Research Questions</text:span></text:a></text:p>
          <text:list text:style-name="L16">
            <text:list-item>
              <text:p text:style-name="P18"><text:a xlink:type="simple" xlink:href="#how-research-questions-evolved" text:style-name="Internet_20_link" text:visited-style-name="Visited_20_Internet_20_Link"><text:span text:style-name="Definition">How Research Questions Evolved</text:span></text:a></text:p>
            </text:list-item>
            <text:list-item>
              <text:p text:style-name="P18"><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item>
              <text:p text:style-name="P18"><text:a xlink:type="simple" xlink:href="#rq1---what-game-making-pedagogies-exist--" text:style-name="Internet_20_link" text:visited-style-name="Visited_20_Internet_20_Link"><text:span text:style-name="Definition">RQ1 - What game making pedagogies exist? -</text:span></text:a></text:p>
            </text:list-item>
            <text:list-item>
              <text:p text:style-name="P18"><text:a xlink:type="simple" xlink:href="#rq2---how-can-you-apply-project-based-learning-principles-and-inclusive-teaching-methods-to-a-game-making-creative-coding" text:style-name="Internet_20_link" text:visited-style-name="Visited_20_Internet_20_Link"><text:span text:style-name="Definition">RQ2 - How can you apply Project Based Learning principles (and inclusive teaching methods) to a game making / creative coding?</text:span></text:a></text:p>
            </text:list-item>
            <text:list-item>
              <text:p text:style-name="P18"><text:a xlink:type="simple" xlink:href="#rq3---how-do-game-patterns-support-the-development-of-coding-practices-with-novices" text:style-name="Internet_20_link" text:visited-style-name="Visited_20_Internet_20_Link"><text:span text:style-name="Definition">RQ3 - How do game patterns support the development of coding practices with novices?</text:span></text:a></text:p>
            </text:list-item>
            <text:list-item>
              <text:p text:style-name="P18"><text:a xlink:type="simple" xlink:href="#rq4---what-effect-does-a-pedagogical-model-focused-on-pbl-principles-especially-learner-choice-have-on-parent-and-child-learner-experiences-of-digital-game-making" text:style-name="Internet_20_link" text:visited-style-name="Visited_20_Internet_20_Link"><text:span text:style-name="Definition">RQ4 - What effect does a pedagogical model focused on PBL principles (especially learner choice) have on parent and child learner experiences of digital game making ?</text:span></text:a></text:p>
            </text:list-item>
            <text:list-item>
              <text:p text:style-name="P18"><text:a xlink:type="simple" xlink:href="#description-of-phases" text:style-name="Internet_20_link" text:visited-style-name="Visited_20_Internet_20_Link"><text:span text:style-name="Definition">Description of Phases</text:span></text:a></text:p>
            </text:list-item>
          </text:list>
        </text:list-item>
        <text:list-item>
          <text:p text:style-name="P3"><text:a xlink:type="simple" xlink:href="#discussion-on-methodology-in-relation-to-other-dbr" text:style-name="Internet_20_link" text:visited-style-name="Visited_20_Internet_20_Link"><text:span text:style-name="Definition">Discussion on Methodology in relation to other DBR</text:span></text:a></text:p>
          <text:list text:style-name="L17">
            <text:list-item>
              <text:p text:style-name="P19"><text:a xlink:type="simple" xlink:href="#more-material-on-expansive-learning" text:style-name="Internet_20_link" text:visited-style-name="Visited_20_Internet_20_Link"><text:span text:style-name="Definition">More material on Expansive Learning</text:span></text:a></text:p>
            </text:list-item>
            <text:list-item>
              <text:p text:style-name="P19"><text:a xlink:type="simple" xlink:href="#th-dimension-case-study" text:style-name="Internet_20_link" text:visited-style-name="Visited_20_Internet_20_Link"><text:span text:style-name="Definition">5th dimension Case Study</text:span></text:a></text:p>
            </text:list-item>
            <text:list-item>
              <text:p text:style-name="P19"><text:a xlink:type="simple" xlink:href="#discussion-based-on-case-studies." text:style-name="Internet_20_link" text:visited-style-name="Visited_20_Internet_20_Link"><text:span text:style-name="Definition">Discussion based on case studies.</text:span></text:a></text:p>
            </text:list-item>
          </text:list>
        </text:list-item>
        <text:list-item>
          <text:p text:style-name="P3"><text:a xlink:type="simple" xlink:href="#transition-to-next-chapter---about-the-specifics-of-mutual-evolution-of-learning-design" text:style-name="Internet_20_link" text:visited-style-name="Visited_20_Internet_20_Link"><text:span text:style-name="Definition">Transition to next Chapter - About the specifics of mutual evolution of Learning DESIGN</text:span></text:a></text:p>
        </text:list-item>
      </text:list>
      <text:h text:style-name="Heading_20_2" text:outline-level="2"><text:bookmark-start text:name="research-questions---may-2023"/>Research Questions - May 2023<text:bookmark-end text:name="research-questions---may-2023"/></text:h>
      <text:list text:style-name="L18">
        <text:list-item>
          <text:p text:style-name="P20">What pedagogical resources are available to support novices learning coding, particularly in game making communities? </text:p>
        </text:list-item>
        <text:list-item>
          <text:p text:style-name="P20">How can learners build agency in an evolving community of game makers?</text:p>
        </text:list-item>
        <text:list-item>
          <text:p text:style-name="P20">How can game design patterns support the development of coding practices with novices?</text:p>
        </text:list-item>
      </text:list>
      <text:h text:style-name="Heading_20_2" text:outline-level="2"><text:bookmark-start text:name="outline"/>Outline<text:bookmark-end text:name="outline"/></text:h>
      <text:list xml:id="list588324057" text:style-name="L19">
        <text:list-item>
          <text:p text:style-name="P21">Theoretical frameworks</text:p>
          <text:list text:style-name="L20">
            <text:list-item>
              <text:p text:style-name="P22">Social turn,</text:p>
              <text:list text:style-name="L21">
                <text:list-item>
                  <text:p text:style-name="P23">Overview of AT(Soviet) and socio cultural (US), and merged into CHAT</text:p>
                </text:list-item>
                <text:list-item>
                  <text:p text:style-name="P23">CHAT</text:p>
                </text:list-item>
                <text:list-item>
                  <text:p text:style-name="P23">Use of 3 planes of foci from Rogoff</text:p>
                </text:list-item>
              </text:list>
            </text:list-item>
            <text:list-item>
              <text:p text:style-name="P22">Design based intervention / research</text:p>
              <text:list text:style-name="L22">
                <text:list-item>
                  <text:p text:style-name="P24">Importance of participant agency (cf Participatory Design )</text:p>
                </text:list-item>
              </text:list>
            </text:list-item>
            <text:list-item>
              <text:p text:style-name="P22">Conceptions of Agency &amp; implications for design / analysis from DBR and CHAT</text:p>
            </text:list-item>
            <text:list-item>
              <text:p text:style-name="P22">DBR, AT &amp; Agency in a digital learning context ()</text:p>
              <text:list text:style-name="L23">
                <text:list-item>
                  <text:p text:style-name="P25">Methods</text:p>
                </text:list-item>
              </text:list>
            </text:list-item>
            <text:list-item>
              <text:p text:style-name="P22">Discussion about scope of analysis -</text:p>
            </text:list-item>
            <text:list-item>
              <text:p text:style-name="P22">Justification of GDP as a key unit of analysis</text:p>
            </text:list-item>
            <text:list-item>
              <text:p text:style-name="P22">implications for granularity of research data (via video capture etc)</text:p>
            </text:list-item>
            <text:list-item>
              <text:p text:style-name="P22">other questions to inform context and community (via interview data)</text:p>
            </text:list-item>
          </text:list>
        </text:list-item>
        <text:list-item>
          <text:p text:style-name="P21">DBR, design process</text:p>
          <text:list text:style-name="L24">
            <text:list-item>
              <text:p text:style-name="P26">Mostly signpost to the next chapters</text:p>
            </text:list-item>
          </text:list>
        </text:list-item>
        <text:list-item>
          <text:p text:style-name="P21">Conceptualising learner agency</text:p>
        </text:list-item>
        <text:list-item>
          <text:p text:style-name="P21">Data gathering</text:p>
          <text:list text:style-name="L25">
            <text:list-item>
              <text:p text:style-name="P27">360</text:p>
            </text:list-item>
          </text:list>
        </text:list-item>
        <text:list-item>
          <text:p text:style-name="P21">Data analysis</text:p>
          <text:list text:style-name="L26">
            <text:list-item>
              <text:p text:style-name="P28">Broad description based</text:p>
            </text:list-item>
            <text:list-item>
              <text:p text:style-name="P28">Gesture analysis in more granular examples</text:p>
            </text:list-item>
          </text:list>
        </text:list-item>
      </text:list>
      <text:h text:style-name="Heading_20_3" text:outline-level="3"><text:bookmark-start text:name="note---coding-use-of-gdp."/><text:soft-page-break/>NOTE - Coding use of GDP.<text:bookmark-end text:name="note---coding-use-of-gdp."/></text:h>
      <text:list text:style-name="L27">
        <text:list-item>
          <text:p text:style-name="P29">Give this a go -</text:p>
        </text:list-item>
        <text:list-item>
          <text:p text:style-name="P29">See gdp chapter index for latest ones</text:p>
        </text:list-item>
      </text:list>
      <text:h text:style-name="Heading_20_3" text:outline-level="3"><text:bookmark-start text:name="coding-based-on-chapter-4"/>Coding based on chapter 4<text:bookmark-end text:name="coding-based-on-chapter-4"/></text:h>
      <text:h text:style-name="Heading_20_3" text:outline-level="3"><text:bookmark-start text:name="proposal-coding-impact-on-design-processes-on-learner-agency---boiled-down--"/>PROPOSAL Coding impact on design/ processes on learner agency - boiled down -<text:bookmark-end text:name="proposal-coding-impact-on-design-processes-on-learner-agency---boiled-down--"/></text:h>
      <text:p text:style-name="First_20_paragraph">Answering RQ - on pedagogical resources / agency / use of GDPs</text:p>
      <text:p text:style-name="Text_20_body">THIS IMAGINED FOR CONCLUSION BUT ALSO CODE TO IT? OR ABOVE?</text:p>
      <text:list text:style-name="L28">
        <text:list-item>
          <text:p text:style-name="P30">learners developing agency through personal expression of home and other Identities</text:p>
        </text:list-item>
        <text:list-item>
          <text:p text:style-name="P30">agency through choice over pathway via GDPS</text:p>
        </text:list-item>
        <text:list-item>
          <text:p text:style-name="P30">agency through flexible design cycle pathways, especially via community playtesting</text:p>
        </text:list-item>
        <text:list-item>
          <text:p text:style-name="P30">developing agency through celebration of different game maker styles</text:p>
        </text:list-item>
        <text:list-item>
          <text:p text:style-name="P30">authenticity of tool use, especially docs and access to Community</text:p>
        </text:list-item>
        <text:list-item>
          <text:p text:style-name="P30">authenticity of audience - and role of drama to facilitate reflection</text:p>
        </text:list-item>
      </text:list>
      <text:h text:style-name="Heading_20_2" text:outline-level="2"><text:bookmark-start text:name="theoretical-framework"/>Theoretical Framework<text:bookmark-end text:name="theoretical-framework"/></text:h>
      <text:h text:style-name="Heading_20_3" text:outline-level="3"><text:bookmark-start text:name="introduction-to-social-turn-school"/>Introduction to social turn, school,<text:bookmark-end text:name="introduction-to-social-turn-school"/></text:h>
      <text:h text:style-name="Heading_20_4" text:outline-level="4"><text:bookmark-start text:name="build-on-the-literature-review--"/>Build on the Literature Review -<text:bookmark-end text:name="build-on-the-literature-review--"/></text:h>
      <text:p text:style-name="First_20_paragraph">In the literature review we explored sociocultural views on learning and development on learning in created cultures.</text:p>
      <text:h text:style-name="Heading_20_4" text:outline-level="4"><text:bookmark-start text:name="socio-cultural-research-methods"/>Socio cultural research methods<text:bookmark-end text:name="socio-cultural-research-methods"/></text:h>
      <text:p text:style-name="First_20_paragraph">NOTE - check alignment to RQs here</text:p>
      <text:p text:style-name="Text_20_body">The focus of this study is on the construction of shared meaning and practices as part of an emerging community of game makers.</text:p>
      <text:p text:style-name="Text_20_body">To do this I adopt a sociocultural approach and specifically design-based research. This section explores complementary methodologies of value before outlining key characteristics of design-based research which make it an attractive candidate for this study.</text:p>
      <text:p text:style-name="Text_20_body">This focus on the environment and context is in line with social and cultural lines of research. Socio-cultural research and perspectives can be broadly described as…</text:p>
      <text:p text:style-name="Text_20_body">Barab and Squire <text:reference-mark-start text:name="ZOTERO_ITEM CSL_CITATION {&quot;citationID&quot;:&quot;kuuxfith&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CbfurjJEp8"/>(Barab and Squire, 2004)<text:reference-mark-end text:name="ZOTERO_ITEM CSL_CITATION {&quot;citationID&quot;:&quot;kuuxfith&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CbfurjJEp8"/></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As we have seen in the literature review on game making, context is explored in the three main streams of research into tools and processes to support game coding namely: schools environments, professional contexts; and informal spaces.</text:p>
      <text:h text:style-name="Heading_20_4" text:outline-level="4"><text:bookmark-start text:name="practical-factors"/><text:soft-page-break/>Practical factors<text:bookmark-end text:name="practical-factors"/></text:h>
      <text:p text:style-name="First_20_paragraph">It is important to address contextual factors that facilitated and shaped development of some initial creative practices. Including:</text:p>
      <text:list text:style-name="L29">
        <text:list-item>
          <text:p text:style-name="P31">Impact of research practicalities</text:p>
        </text:list-item>
        <text:list-item>
          <text:p text:style-name="P31">The location at the university</text:p>
        </text:list-item>
        <text:list-item>
          <text:p text:style-name="P31">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h text:style-name="Heading_20_2" text:outline-level="2"><text:bookmark-start text:name="justification-of-choice-of-methodology"/>Justification of choice of methodology<text:bookmark-end text:name="justification-of-choice-of-methodology"/></text:h>
      <text:h text:style-name="Heading_20_3" text:outline-level="3"><text:bookmark-start text:name="a-social-rather-than-individual-constructivism"/>A social rather than individual constructivism<text:bookmark-end text:name="a-social-rather-than-individual-constructivism"/></text:h>
      <text:p text:style-name="First_20_paragraph">Cobb <text:reference-mark-start text:name="ZOTERO_ITEM CSL_CITATION {&quot;citationID&quot;:&quot;pagduekd&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P9YAaJ7uPk"/>(1994)<text:reference-mark-end text:name="ZOTERO_ITEM CSL_CITATION {&quot;citationID&quot;:&quot;pagduekd&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P9YAaJ7uPk"/> identifies two broad schools of constructivism, one focusing more on individual cognitive processes which follows the work of Piaget and the other drawing on the academic lineage of Vygotsky which locates knowledge formation as a cultural activity. 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objects (<text:span text:style-name="T1">ackermannPiagetConstructivismPapert2001?</text:span>) .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text:span text:style-name="T1">oloughlinRethinkingScienceEducation1992?</text:span>) . Some of the specifics of these processes have already been named in the section above looking at collaboration. Other concepts of value include Vygotsky’s concept of mediated action Wertsch, 1994); Rogoff’s (<text:span text:style-name="T1">rogoffObservingSocioculturalActivity1993?</text:span>) take on guided participation within a community of learners; and more detailed analysis of roles community-based transfer of knowledge in practice Lave and Wenger (<text:span text:style-name="T1">laveSituatedLearningLegitimate1991?</text:span>).</text:p>
      <text:p text:style-name="Text_20_body">While noting the limits of an individualist approach of many studies from constructionist researchers, it is important not to dismiss the value of this lineage of studies. Notably, later work from Kafai incorporates broader social approaches and attempts to bring them into the constructionist fold (<text:span text:style-name="T1">kafaiConstructionistGamingUnderstanding2015?</text:span>). Kafai and Burke draw on the conceptions of Rogoff (<text:span text:style-name="T1">rogoffObservingSocioculturalActivity1993?</text:span>) of personal, social and community learning planes to advocate the wide-ranging benefits of ‘constructionist gaming’.</text:p>
      <text:p text:style-name="Text_20_body">However for this study constructionism seems of best value in providing design guidelines but much weaker as either an underlying theoretical or analytical framework. SEE WORK ON BARAB TO INFORM CONTRAST TO CONSTRUCTIONISM IF NEEDED.</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text:span text:style-name="T1">laveSituatedLearningLegitimate1991?</text:span>) , Activity Theory .</text:p>
      <text:p text:style-name="Text_20_body"><text:soft-page-break/>I have chosen to use a design based research and to draw on the work of Rogoff (<text:span text:style-name="T1">rogoffObservingSocioculturalActivity1993?</text:span>; <text:span text:style-name="T1">rogoffGuidedParticipationCultural1993?</text:span>) of ethnography and three planes of activity</text:p>
      <text:h text:style-name="Heading_20_2" text:outline-level="2"><text:bookmark-start text:name="design-based-research-and-intervention-studies-within-educational-field"/>Design-based research and Intervention studies within educational field<text:bookmark-end text:name="design-based-research-and-intervention-studies-within-educational-field"/></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fyxdwql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ARyg1zAGLS"/>(Brown, 1992)<text:reference-mark-end text:name="ZOTERO_ITEM CSL_CITATION {&quot;citationID&quot;:&quot;fyxdwql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ARyg1zAGLS"/>. Design based research is a varied discipline which can take a multitude of forms <text:reference-mark-start text:name="ZOTERO_ITEM CSL_CITATION {&quot;citationID&quot;:&quot;xcdmtzyr&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NYL0leqM2f"/>(McKenney and Reeves, 2021)<text:reference-mark-end text:name="ZOTERO_ITEM CSL_CITATION {&quot;citationID&quot;:&quot;xcdmtzyr&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NYL0leqM2f"/>. The core elements include: research as an intervention, iteration, involvement of participants in the evolution of designs, and a flexibility of research outcome based on how events unfold <text:reference-mark-start text:name="ZOTERO_ITEM CSL_CITATION {&quot;citationID&quot;:&quot;uetbybne&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R3wBkW5Aqb"/>(Easterday et al., 2014)<text:reference-mark-end text:name="ZOTERO_ITEM CSL_CITATION {&quot;citationID&quot;:&quot;uetbybne&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R3wBkW5Aqb"/>. One of the key motivations of this approach is to produce educational research that has a high utility for practitioners through developing theory that is rooted in contextual practice and which can produce new pedagogies and resources (<text:span text:style-name="T1">cobb_design_2003-2?</text:span>).</text:p>
      <text:p text:style-name="Text_20_body">Barab and Squire <text:reference-mark-start text:name="ZOTERO_ITEM CSL_CITATION {&quot;citationID&quot;:&quot;ezfxdzbw&quot;,&quot;properties&quot;:{&quot;formattedCitation&quot;:&quot;(2004)&quot;,&quot;plainCitation&quot;:&quot;(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uffix&quot;:&quot;&quot;}],&quot;schema&quot;:&quot;https://github.com/citation-style-language/schema/raw/master/csl-citation.json&quot;} RNDf3vfM9v1Sj"/>(2004)<text:reference-mark-end text:name="ZOTERO_ITEM CSL_CITATION {&quot;citationID&quot;:&quot;ezfxdzbw&quot;,&quot;properties&quot;:{&quot;formattedCitation&quot;:&quot;(2004)&quot;,&quot;plainCitation&quot;:&quot;(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uffix&quot;:&quot;&quot;}],&quot;schema&quot;:&quot;https://github.com/citation-style-language/schema/raw/master/csl-citation.json&quot;} RNDf3vfM9v1Sj"/>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oplrcnth&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rZlbnTjU3s"/>(Cobb et al., 2003; Barab et al., 2004; Downing-Wilson et al., 2011)<text:reference-mark-end text:name="ZOTERO_ITEM CSL_CITATION {&quot;citationID&quot;:&quot;oplrcnth&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rZlbnTjU3s"/>. The design of the research experiment and learning I started from a very open position and has evolved from several iterations of collaborative work with participants. 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2" text:outline-level="2"><text:bookmark-start text:name="conceptualising-emergent-agency"/>Conceptualising emergent agency<text:bookmark-end text:name="conceptualising-emergent-agency"/></text:h>
      <text:p text:style-name="First_20_paragraph">DOES THIS NEED MOVING?. PERHAPS TO METHODOLOGY THIS WOULD THEN MAKE SENSE WHEN LOOKING AT TENSIONS / BLOCKAGES IN THE DESIGN CHAPTER.</text:p>
      <text:p text:style-name="Text_20_body">Cultural mediation via artefacts [cole], as a base. Look for tensions in ATs - and how learners overcome barriers or blockages.</text:p>
      <text:h text:style-name="Heading_20_3" text:outline-level="3"><text:bookmark-start text:name="on-agency-and-at"/>On Agency and AT<text:bookmark-end text:name="on-agency-and-at"/></text:h>
      <text:p text:style-name="First_20_paragraph">Agency and autonomy have disputed, often inter-related definitions or are often ill defined in studies <text:reference-mark-start text:name="ZOTERO_ITEM CSL_CITATION {&quot;citationID&quot;:&quot;vztxzrme&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pEOCmgri2a"/>(Huang and Benson, 2013; Matusov et al., 2016)<text:reference-mark-end text:name="ZOTERO_ITEM CSL_CITATION {&quot;citationID&quot;:&quot;vztxzrme&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pEOCmgri2a"/>.</text:p>
      <text:p text:style-name="Text_20_body"><text:soft-page-break/>Stetsenko places agency in a socio-cultural theory between conceptions of humans as chiefly individualistic or helpless bodies in wider cultural phenomenon<text:line-break/><text:reference-mark-start text:name="ZOTERO_ITEM CSL_CITATION {&quot;citationID&quot;:&quot;gbqfqnzh&quot;,&quot;properties&quot;:{&quot;formattedCitation&quot;:&quot;(Matusov et al., 2016; Stetsenko, 2020)&quot;,&quot;plainCitation&quot;:&quot;(Matusov et al., 2016; Stetsenko, 2020)&quot;,&quot;noteIndex&quot;:0},&quot;citationItems&quot;:[{&quot;id&quot;:8804,&quot;uris&quot;:[&quot;http://zotero.org/users/1913249/items/5CCZD7MI&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QKtfWMtCJH"/>(Matusov et al., 2016; Stetsenko, 2020)<text:reference-mark-end text:name="ZOTERO_ITEM CSL_CITATION {&quot;citationID&quot;:&quot;gbqfqnzh&quot;,&quot;properties&quot;:{&quot;formattedCitation&quot;:&quot;(Matusov et al., 2016; Stetsenko, 2020)&quot;,&quot;plainCitation&quot;:&quot;(Matusov et al., 2016; Stetsenko, 2020)&quot;,&quot;noteIndex&quot;:0},&quot;citationItems&quot;:[{&quot;id&quot;:8804,&quot;uris&quot;:[&quot;http://zotero.org/users/1913249/items/5CCZD7MI&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QKtfWMtCJH"/>. See also feminist reconceptualisations of autonomy as agency<text:reference-mark-start text:name="ZOTERO_ITEM CSL_CITATION {&quot;citationID&quot;:&quot;aipvgrmm&quot;,&quot;properties&quot;:{&quot;formattedCitation&quot;:&quot;(Abrams, 1998)&quot;,&quot;plainCitation&quot;:&quot;(Abrams, 1998)&quot;,&quot;noteIndex&quot;:0},&quot;citationItems&quot;:[{&quot;id&quot;:8817,&quot;uris&quot;:[&quot;http://zotero.org/users/1913249/items/Q4F5PD4N&quot;,[&quot;http://zotero.org/users/1913249/items/Q4F5PD4N&quot;]],&quot;itemData&quot;:{&quot;id&quot;:8817,&quot;type&quot;:&quot;article-journal&quot;,&quot;container-title&quot;:&quot;William and Mary Law Review&quot;,&quot;issue&quot;:&quot;3&quot;,&quot;journalAbbreviation&quot;:&quot;Wm. &amp; Mary L. Rev.&quot;,&quot;language&quot;:&quot;eng&quot;,&quot;page&quot;:&quot;805-846&quot;,&quot;source&quot;:&quot;HeinOnline&quot;,&quot;title&quot;:&quot;From Autonomy to Agency: Feminist Perspectives on Self-Direction  Symposium: Reconstructing Liberalism&quot;,&quot;title-short&quot;:&quot;From Autonomy to Agency&quot;,&quot;URL&quot;:&quot;https://heinonline.org/HOL/P?h=hein.journals/wmlr40&amp;i=817&quot;,&quot;volume&quot;:&quot;40&quot;,&quot;author&quot;:[{&quot;family&quot;:&quot;Abrams&quot;,&quot;given&quot;:&quot;Kathryn&quot;}],&quot;accessed&quot;:{&quot;date-parts&quot;:[[&quot;2023&quot;,6,19]]},&quot;issued&quot;:{&quot;date-parts&quot;:[[&quot;1998&quot;]],&quot;season&quot;:&quot;1999&quot;},&quot;citation-key&quot;:&quot;abrams_autonomy_1998&quot;},&quot;prefix&quot;:&quot;&quot;,&quot;suffix&quot;:&quot;&quot;}],&quot;schema&quot;:&quot;https://github.com/citation-style-language/schema/raw/master/csl-citation.json&quot;} RNDrHnricmywh"/>(Abrams, 1998)<text:reference-mark-end text:name="ZOTERO_ITEM CSL_CITATION {&quot;citationID&quot;:&quot;aipvgrmm&quot;,&quot;properties&quot;:{&quot;formattedCitation&quot;:&quot;(Abrams, 1998)&quot;,&quot;plainCitation&quot;:&quot;(Abrams, 1998)&quot;,&quot;noteIndex&quot;:0},&quot;citationItems&quot;:[{&quot;id&quot;:8817,&quot;uris&quot;:[&quot;http://zotero.org/users/1913249/items/Q4F5PD4N&quot;,[&quot;http://zotero.org/users/1913249/items/Q4F5PD4N&quot;]],&quot;itemData&quot;:{&quot;id&quot;:8817,&quot;type&quot;:&quot;article-journal&quot;,&quot;container-title&quot;:&quot;William and Mary Law Review&quot;,&quot;issue&quot;:&quot;3&quot;,&quot;journalAbbreviation&quot;:&quot;Wm. &amp; Mary L. Rev.&quot;,&quot;language&quot;:&quot;eng&quot;,&quot;page&quot;:&quot;805-846&quot;,&quot;source&quot;:&quot;HeinOnline&quot;,&quot;title&quot;:&quot;From Autonomy to Agency: Feminist Perspectives on Self-Direction  Symposium: Reconstructing Liberalism&quot;,&quot;title-short&quot;:&quot;From Autonomy to Agency&quot;,&quot;URL&quot;:&quot;https://heinonline.org/HOL/P?h=hein.journals/wmlr40&amp;i=817&quot;,&quot;volume&quot;:&quot;40&quot;,&quot;author&quot;:[{&quot;family&quot;:&quot;Abrams&quot;,&quot;given&quot;:&quot;Kathryn&quot;}],&quot;accessed&quot;:{&quot;date-parts&quot;:[[&quot;2023&quot;,6,19]]},&quot;issued&quot;:{&quot;date-parts&quot;:[[&quot;1998&quot;]],&quot;season&quot;:&quot;1999&quot;},&quot;citation-key&quot;:&quot;abrams_autonomy_1998&quot;},&quot;prefix&quot;:&quot;&quot;,&quot;suffix&quot;:&quot;&quot;}],&quot;schema&quot;:&quot;https://github.com/citation-style-language/schema/raw/master/csl-citation.json&quot;} RNDrHnricmywh"/>.</text:p>
      <text:p text:style-name="Text_20_body">Hopwood outlines three major grounded conceptions <text:reference-mark-start text:name="ZOTERO_ITEM CSL_CITATION {&quot;citationID&quot;:&quot;epqsitf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z55oWiIKrQ"/>(Hopwood, 2022)<text:reference-mark-end text:name="ZOTERO_ITEM CSL_CITATION {&quot;citationID&quot;:&quot;epqsitf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z55oWiIKrQ"/>, TAS, TADS and relational agency.</text:p>
      <text:p text:style-name="Text_20_body">Matusov and colleagues outline many forms of agency to educational concepts. <text:reference-mark-start text:name="ZOTERO_ITEM CSL_CITATION {&quot;citationID&quot;:&quot;joprhuhi&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CKCRrAES4"/>(Matusov et al., 2016)<text:reference-mark-end text:name="ZOTERO_ITEM CSL_CITATION {&quot;citationID&quot;:&quot;joprhuhi&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CKCRrAES4"/></text:p>
      <text:p text:style-name="Text_20_body">The concept of instrumental agency to aid learner control is also useful as a way to reduce friction in learning designs. This mreo limited conception of agency as a way of getting things done is an attractive concept in designing for learners by designing out obstacles.</text:p>
      <text:p text:style-name="Text_20_body">Matusov and colleagues also propose authorial agency <text:reference-mark-start text:name="ZOTERO_ITEM CSL_CITATION {&quot;citationID&quot;:&quot;sdrjuyxw&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0CIiJcZcgM"/>(Matusov et al., 2016)<text:reference-mark-end text:name="ZOTERO_ITEM CSL_CITATION {&quot;citationID&quot;:&quot;sdrjuyxw&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0CIiJcZcgM"/> as a useful concept - DEFINE - brining transformational agency within that perspective.</text:p>
      <text:p text:style-name="Text_20_body">The authors also note the nature of agency as situated in context. Thus we do not say learners have or lack agency, as it is not a learner property independent of context<text:reference-mark-start text:name="ZOTERO_ITEM CSL_CITATION {&quot;citationID&quot;:&quot;hwmmwmhe&quot;,&quot;properties&quot;:{&quot;formattedCitation&quot;:&quot;(Nieminen et al., 2022)&quot;,&quot;plainCitation&quot;:&quot;(Nieminen et al., 2022)&quot;,&quot;noteIndex&quot;:0},&quot;citationItems&quot;:[{&quot;id&quot;:8838,&quot;uris&quot;:[&quot;http://zotero.org/users/1913249/items/P6DMUPY6&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SxO1oH46lX"/>(Nieminen et al., 2022)<text:reference-mark-end text:name="ZOTERO_ITEM CSL_CITATION {&quot;citationID&quot;:&quot;hwmmwmhe&quot;,&quot;properties&quot;:{&quot;formattedCitation&quot;:&quot;(Nieminen et al., 2022)&quot;,&quot;plainCitation&quot;:&quot;(Nieminen et al., 2022)&quot;,&quot;noteIndex&quot;:0},&quot;citationItems&quot;:[{&quot;id&quot;:8838,&quot;uris&quot;:[&quot;http://zotero.org/users/1913249/items/P6DMUPY6&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SxO1oH46lX"/>.</text:p>
      <text:h text:style-name="Heading_20_3" text:outline-level="3"><text:bookmark-start text:name="on-double-stimulation-and-agency"/>On double stimulation and agency<text:bookmark-end text:name="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ddjiyxqv&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fROtvDfXEd"/>(Sannino, 2015)<text:reference-mark-end text:name="ZOTERO_ITEM CSL_CITATION {&quot;citationID&quot;:&quot;ddjiyxqv&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fROtvDfXEd"/>. While many studies have examined the process in professional settings there is a paucity of study in the area of “student-centered contexts of learning” <text:reference-mark-start text:name="ZOTERO_ITEM CSL_CITATION {&quot;citationID&quot;:&quot;qjhiclyp&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VuqyJzTpc8"/>(Isaac et al., 2021:93)<text:reference-mark-end text:name="ZOTERO_ITEM CSL_CITATION {&quot;citationID&quot;:&quot;qjhiclyp&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VuqyJzTpc8"/>.</text:p>
      <text:p text:style-name="Text_20_body">Blockages caused by contradictions are also analysed the fields of design and HCI with an aim of revising designs to remove them <text:reference-mark-start text:name="ZOTERO_ITEM CSL_CITATION {&quot;citationID&quot;:&quot;lvkgisqz&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0r3SCGmfbB"/>(Karanasios et al., 2021)<text:reference-mark-end text:name="ZOTERO_ITEM CSL_CITATION {&quot;citationID&quot;:&quot;lvkgisqz&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0r3SCGmfbB"/>.</text:p>
      <text:h text:style-name="Heading_20_4" text:outline-level="4"><text:bookmark-start text:name="on-affordances-and-anchors"/>On affordances and anchors<text:bookmark-end text:name="on-affordances-and-anchors"/></text:h>
      <text:p text:style-name="First_20_paragraph">Other researchers have found the the scope and focus of affordances important to clarify <text:reference-mark-start text:name="ZOTERO_ITEM CSL_CITATION {&quot;citationID&quot;:&quot;sblzsfmw&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s4NlKgeCJR"/>(Wolff-Piggott, 2016)<text:reference-mark-end text:name="ZOTERO_ITEM CSL_CITATION {&quot;citationID&quot;:&quot;sblzsfmw&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s4NlKgeCJR"/>.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ences as acition posibilities in line with activity theory concepts of mediated action <text:reference-mark-start text:name="ZOTERO_ITEM CSL_CITATION {&quot;citationID&quot;:&quot;urldppnp&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uO9MZ8puuO"/>(Kaptelinin and Nardi, 2012)<text:reference-mark-end text:name="ZOTERO_ITEM CSL_CITATION {&quot;citationID&quot;:&quot;urldppnp&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uO9MZ8puuO"/>.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vbcyemfv&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7uAGSnn544"/>(Kaptelinin and Nardi, 2012)<text:reference-mark-end text:name="ZOTERO_ITEM CSL_CITATION {&quot;citationID&quot;:&quot;vbcyemfv&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7uAGSnn544"/>.</text:p>
      <text:p text:style-name="P57">However, affordances are originally conceived of as part of activity, not separated from it <text:reference-mark-start text:name="ZOTERO_ITEM CSL_CITATION {&quot;citationID&quot;:&quot;viffpcru&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iYap53mg4Q"/><text:span text:style-name="T7">(B\a erentsen and Trettvik, 2002)</text:span><text:reference-mark-end text:name="ZOTERO_ITEM CSL_CITATION {&quot;citationID&quot;:&quot;viffpcru&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iYap53mg4Q"/>.</text:p>
      <text:p text:style-name="Text_20_body"><text:soft-page-break/>NOTE - more on affordances here from Nardi</text:p>
      <text:p text:style-name="Text_20_body">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ajjhtgqo&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Ju0827tHzo"/>(Hopwood, 2022)<text:reference-mark-end text:name="ZOTERO_ITEM CSL_CITATION {&quot;citationID&quot;:&quot;ajjhtgqo&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Ju0827tHzo"/>. An effective learning environment provides a sea bed with many rocks (affordances) for warping anchors (volitional acts of participant agency to transform learning) <text:reference-mark-start text:name="ZOTERO_ITEM CSL_CITATION {&quot;citationID&quot;:&quot;qnkjsurd&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KIXFJrOvj7"/>(Aagaard et al., 2022)<text:reference-mark-end text:name="ZOTERO_ITEM CSL_CITATION {&quot;citationID&quot;:&quot;qnkjsurd&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KIXFJrOvj7"/>.</text:p>
      <text:p text:style-name="Text_20_body">TADS and the associated metaphor of warping anchors is normally applied in settings of group action.</text:p>
      <text:h text:style-name="Heading_20_2" text:outline-level="2"><text:bookmark-start text:name="conceptualising-activity-in-this-learning-design"/>Conceptualising activity in this learning design<text:bookmark-end text:name="conceptualising-activity-in-this-learning-design"/></text:h>
      <text:p text:style-name="First_20_paragraph">This section examines the use of activity theory to examine the data and help conceptualise the learning environment and processes.</text:p>
      <text:p text:style-name="Text_20_body">NOTE - for similar work see <text:reference-mark-start text:name="ZOTERO_ITEM CSL_CITATION {&quot;citationID&quot;:&quot;grweirwq&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U4aoeJN57Q"/>(Barab et al., 2002)<text:reference-mark-end text:name="ZOTERO_ITEM CSL_CITATION {&quot;citationID&quot;:&quot;grweirwq&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U4aoeJN57Q"/></text:p>
      <text:h text:style-name="Heading_20_3" text:outline-level="3"><text:bookmark-start text:name="levels-of-abstraction-in-activity-theory"/>Levels of Abstraction in Activity Theory<text:bookmark-end text:name="levels-of-abstraction-in-activity-theory"/></text:h>
      <text:p text:style-name="First_20_paragraph">The game making process can be viewed as nested activity</text:p>
      <text:list text:style-name="L30">
        <text:list-item>
          <text:p text:style-name="P32">wider education</text:p>
        </text:list-item>
        <text:list-item>
          <text:p text:style-name="P32">game making</text:p>
        </text:list-item>
        <text:list-item>
          <text:p text:style-name="P32">pattern implementation</text:p>
        </text:list-item>
        <text:list-item>
          <text:p text:style-name="P32">specific actions</text:p>
        </text:list-item>
      </text:list>
      <text:p text:style-name="First_20_paragraph">While game making can be seen superficially as the primary activity, I argue that a narrower objective of implementing GDPs and the dependant actions became the most vital unit of activity for participants.</text:p>
      <text:p text:style-name="Text_20_body">From the perspective of participants, the goal of implementing individual game patterns rather than the overall goal of making of a game, took up the majority of their focus. This can be evidenced in the following observations;</text:p>
      <text:list text:style-name="L31">
        <text:list-item>
          <text:p text:style-name="P33">the frequency of GDP language referring to patterns used by pairs in particular in the process of collaborating on their games</text:p>
        </text:list-item>
        <text:list-item>
          <text:p text:style-name="P33">the utility of the smaller unit of analysis in aiding resource creation</text:p>
        </text:list-item>
        <text:list-item>
          <text:p text:style-name="P33">the value of completing something concrete a sense of sustaining achievement.</text:p>
        </text:list-item>
        <text:list-item>
          <text:p text:style-name="P33">the ability to reflect after implementing each sub project,</text:p>
        </text:list-item>
        <text:list-item>
          <text:p text:style-name="P33">any other value for practitioners, parents and young participants - i.e. in navigation and goal setting.</text:p>
        </text:list-item>
      </text:list>
      <text:h text:style-name="Heading_20_3" text:outline-level="3"><text:bookmark-start text:name="justification-of-gdp-as-a-unit-of-analysis"/><text:soft-page-break/>Justification of GDP as a unit of analysis<text:bookmark-end text:name="justification-of-gdp-as-a-unit-of-analysis"/></text:h>
      <text:p text:style-name="First_20_paragraph">This may be a smaller unit than common in sociological studies.</text:p>
      <text:p text:style-name="Text_20_body">Barab and colleagues justify smaller units in their study observing emerging practices in a technology rich learning environment <text:reference-mark-start text:name="ZOTERO_ITEM CSL_CITATION {&quot;citationID&quot;:&quot;swotygyo&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4fvO4utbJT"/>(Barab et al., 2002)<text:reference-mark-end text:name="ZOTERO_ITEM CSL_CITATION {&quot;citationID&quot;:&quot;swotygyo&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4fvO4utbJT"/>.</text:p>
      <text:h text:style-name="Heading_20_3" text:outline-level="3"><text:bookmark-start text:name="conceptualising-activity-in-this-learning-design-1"/>Conceptualising activity in this learning design<text:bookmark-end text:name="conceptualising-activity-in-this-learning-design-1"/></text:h>
      <text:p text:style-name="P2">Activity, Actions and Operations</text:p>
      <text:p text:style-name="Text_20_body">MOVE TO ANALYSIS DISCUSSION SECTION OF THIS CHAPTER? Move summary of Activity, actions, operation (as per Barab here), link to GDP as a project / unity of activity. In the methodology chapter the concept of activity as a primary unit for analysis to research community activity was outlined. While Blunden makes a pragmatic proposal to use the project as they key unit of activity [-(<text:span text:style-name="T1">blunden_interdisciplinary_2010?</text:span>)]<text:reference-mark-start text:name="ZOTERO_ITEM CSL_CITATION {&quot;citationID&quot;:&quot;pmeuwwrk&quot;,&quot;properties&quot;:{&quot;formattedCitation&quot;:&quot;(Blunden, 2014)&quot;,&quot;plainCitation&quot;:&quot;(Blunden, 2014)&quot;,&quot;noteIndex&quot;:0},&quot;citationItems&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schema&quot;:&quot;https://github.com/citation-style-language/schema/raw/master/csl-citation.json&quot;} RNDiJu9T6XaDD"/>(Blunden, 2014)<text:reference-mark-end text:name="ZOTERO_ITEM CSL_CITATION {&quot;citationID&quot;:&quot;pmeuwwrk&quot;,&quot;properties&quot;:{&quot;formattedCitation&quot;:&quot;(Blunden, 2014)&quot;,&quot;plainCitation&quot;:&quot;(Blunden, 2014)&quot;,&quot;noteIndex&quot;:0},&quot;citationItems&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schema&quot;:&quot;https://github.com/citation-style-language/schema/raw/master/csl-citation.json&quot;} RNDiJu9T6XaDD"/>, there is a strong case to make for the sub-project of implementing GDP as a key unit of analysis for this chapter.</text:p>
      <text:p text:style-name="Text_20_body">REWRITE THE ABOVE - TALK OF EVOLUTION OF RESOURCES AROUND GAME FEATURES VIA REQUESTS</text:p>
      <text:p text:style-name="Text_20_body">The implementation of GDPs as a unit of analysis for the researcher also has the following utility / validity;</text:p>
      <text:list text:style-name="L32">
        <text:list-item>
          <text:p text:style-name="P34">There is a practicality in terms of defining possible boundaries of what to analyse in depth.</text:p>
        </text:list-item>
        <text:list-item>
          <text:p text:style-name="P34">There is a more frequent iteration present - usually a period of playtesting after each new pattern added.</text:p>
        </text:list-item>
        <text:list-item>
          <text:p text:style-name="P34">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34">Each GDP can be seen as a project given an interpretation of project as the concrete implementation of a goal</text:p>
        </text:list-item>
        <text:list-item>
          <text:p text:style-name="P34">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p text:style-name="Text_20_body">NOTE REWRITE THIS</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citationID&quot;:&quot;ncmnbvkq&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BG7o1a0Tet"/>(Kuutti, 1995)<text:reference-mark-end text:name="ZOTERO_ITEM CSL_CITATION {&quot;citationID&quot;:&quot;ncmnbvkq&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BG7o1a0Tet"/>.</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lmzbbqpf&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nX6wh53MpS"/>(Kuutti, 1995)<text:reference-mark-end text:name="ZOTERO_ITEM CSL_CITATION {&quot;citationID&quot;:&quot;lmzbbqpf&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nX6wh53MpS"/></text:p>
      <text:p text:style-name="Text_20_body">Each of these with differing levels of abstraction.</text:p>
      <text:p text:style-name="Text_20_body">Break down that of GDPs?</text:p>
      <text:h text:style-name="Heading_20_4" text:outline-level="4"><text:bookmark-start text:name="loa-in-computing-pedagogy"/><text:soft-page-break/>LOA in Computing pedagogy<text:bookmark-end text:name="loa-in-computing-pedagogy"/></text:h>
      <text:p text:style-name="First_20_paragraph">Call back to PRIMM and Waite Sentence’s work here</text:p>
      <text:h text:style-name="Heading_20_2" text:outline-level="2"><text:bookmark-start text:name="sociocultural-methods-of-analysis"/>Sociocultural Methods of Analysis<text:bookmark-end text:name="sociocultural-methods-of-analysis"/></text:h>
      <text:p text:style-name="First_20_paragraph">My process is informed by the work of the work of Rogoff (<text:span text:style-name="T1">rogoffObservingSocioculturalActivity1993?</text:span>; <text:span text:style-name="T1">rogoffGuidedParticipationCultural1993?</text:span>) of ethnography and three planes of activity.</text:p>
      <text:p text:style-name="Text_20_body">Include the following points in this section.</text:p>
      <text:list text:style-name="L33">
        <text:list-item>
          <text:p text:style-name="P35">Suitability of this framework for informal education.</text:p>
        </text:list-item>
        <text:list-item>
          <text:p text:style-name="P35">Justification of smaller data size and depth of analysis.</text:p>
        </text:list-item>
      </text:list>
      <text:h text:style-name="Heading_20_3" text:outline-level="3"><text:bookmark-start text:name="stages-of-data-gathering-and-analysis"/>Stages of Data Gathering and ANALYSIS<text:bookmark-end text:name="stages-of-data-gathering-and-analysis"/></text:h>
      <text:list text:style-name="L34">
        <text:list-item>
          <text:p text:style-name="P36">Early gathering via journal / notes / practioner interviews</text:p>
        </text:list-item>
        <text:list-item>
          <text:p text:style-name="P36">Mutual nature of the design progressions -</text:p>
        </text:list-item>
      </text:list>
      <text:h text:style-name="Heading_20_4" text:outline-level="4"><text:bookmark-start text:name="mutual-nature-of-the-evolution-of-the-design"/>Mutual nature of the evolution of the design<text:bookmark-end text:name="mutual-nature-of-the-evolution-of-the-design"/></text:h>
      <text:h text:style-name="Heading_20_3" text:outline-level="3"><text:bookmark-start text:name="role-of-practitioner-interviews"/>Role of Practitioner interviews<text:bookmark-end text:name="role-of-practitioner-interviews"/></text:h>
      <text:p text:style-name="First_20_paragraph">These were limited in number but were a rich source of thinking to help develop and deepen my reflection in journal form and to inform lines of thinking. The chosen interviewees represented a diversity in audience.</text:p>
      <text:p text:style-name="Text_20_body">Saskia Leggett - researcher in Family Learning program under direction of Roque. She took a leading role in creating the recourses coming out of the program.</text:p>
      <text:p text:style-name="Text_20_body">Matt - academic at. Also active in a non-profit learning coding</text:p>
      <text:p text:style-name="Text_20_body">Dave - Parent and volunteer at Coder Dojo and participant in</text:p>
      <text:p text:style-name="Text_20_body">James Clegg - PGCE student and volunteer student helper for a summer program of game making.</text:p>
      <text:h text:style-name="Heading_20_2" text:outline-level="2"><text:bookmark-start text:name="data-gathering-methods-and-justification"/>Data gathering methods and justification<text:bookmark-end text:name="data-gathering-methods-and-justification"/></text:h>
      <text:p text:style-name="First_20_paragraph">My study draws on traditional ethnographic methods of my journal as participant observer (facilitator and designer), participant interviews and analysis of artefacts 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 Large amounts of video data are being gathered, up to 20 hours of footage for each 2 hour session. I am developing a process of identifying appropriate episodes for closer analysis.</text:p>
      <text:p text:style-name="Text_20_body">Turning attention to the gathering and analysis of other data, such a rich set of data, will allow the cross referencing of the many sources. 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text:soft-page-break/>created as part of the game making process include text-based games, pixel art, digital audio sound effects and background music. To be able to effectively analyse these diverse sources, I will need to prioritise critical moments in depth which illuminate key themes. I explore some of the emerging themes and criteria for selection which incidents to explore in depth in the results section below.</text:p>
      <text:p text:style-name="Text_20_body">Again while diversity of data invites drawing on diverse methods of analysis, AT will provide a foundation for the analysis of these diverse data.</text:p>
      <text:h text:style-name="Heading_20_2" text:outline-level="2"><text:bookmark-start text:name="data-processing"/>Data Processing<text:bookmark-end text:name="data-processing"/></text:h>
      <text:p text:style-name="First_20_paragraph">There is sometimes a danger of imagining how a new data gathering tool could be useful but then not being aware of all of the potential pitfalls which can make processing the data time consuming. Also the very nature of working with video is time consuming.</text:p>
      <text:p text:style-name="Text_20_body">On a personal note, I sometimes like the challenges involved and sometimes find them infuriating. It can be like a specialist knowledge which you can use as a currency, or as a hidden knowledge that you take pride in sharing.</text:p>
      <text:p text:style-name="Text_20_body">I use a software sustainability approach also influenced by a personal modification of permaculture computing ideas and ideas of free software and open document approaches.</text:p>
      <text:list text:style-name="L35">
        <text:list-item>
          <text:p text:style-name="P37">Data portability and interoperability</text:p>
        </text:list-item>
        <text:list-item>
          <text:p text:style-name="P37">Software sustainability, in particular longevity</text:p>
        </text:list-item>
        <text:list-item>
          <text:p text:style-name="P37">Licencing - FLOSS licence ?</text:p>
        </text:list-item>
        <text:list-item>
          <text:p text:style-name="P37">If proprietary - then what is the business model?</text:p>
        </text:list-item>
        <text:list-item>
          <text:p text:style-name="P37">Is batch processing of files possible?</text:p>
        </text:list-item>
        <text:list-item>
          <text:p text:style-name="P37">It it a cross platform approach - in particular can I use it on debian based linux systems?</text:p>
        </text:list-item>
      </text:list>
      <text:p text:style-name="First_20_paragraph">I also take a more practical approach which takes into account working with peers and that such advocacy is not a core part of my job or this research.</text:p>
      <text:p text:style-name="Text_20_body">Such an attitude may involve compromises or hacking systems, software or processes</text:p>
      <text:h text:style-name="Heading_20_3" text:outline-level="3"><text:bookmark-start text:name="video-processing"/>360 Video Processing<text:bookmark-end text:name="video-processing"/></text:h>
      <text:p text:style-name="First_20_paragraph">The processing of video and audio data of both captured screens and 360 video data and high quality audio data involved several stages. This process is outlined briefly to document useful findings and observations in the process.</text:p>
      <text:p text:style-name="Text_20_body">The use of 360 data yields some advantages in capturing the gestures and facial expressions of potentially all participants in one recording. It does however present challenges.</text:p>
      <text:p text:style-name="Text_20_body">Here is a short table outlining challenges and solutions to 360 video processing.</text:p>
      <text:list text:style-name="L36">
        <text:list-item>
          <text:p text:style-name="P38">split video files - can be corrupted thus you only lose one - but also can be confusing</text:p>
        </text:list-item>
        <text:list-item>
          <text:p text:style-name="P38">time navigation - also confusing - sometimes put up on the screen - but inconsistently</text:p>
        </text:list-item>
        <text:list-item>
          <text:p text:style-name="P38">moving and keeping a track of data from week to week and over years is complex.</text:p>
        </text:list-item>
        <text:list-item>
          <text:p text:style-name="P38">processing data requires special software - from samsung</text:p>
        </text:list-item>
        <text:list-item>
          <text:p text:style-name="P38">viewing data on a normal vlc player - needs extra processing using spatial media</text:p>
        </text:list-item>
      </text:list>
      <text:h text:style-name="Heading_20_3" text:outline-level="3"><text:bookmark-start text:name="screen-capture-processing"/>Screen Capture Processing<text:bookmark-end text:name="screen-capture-processing"/></text:h>
      <text:p text:style-name="First_20_paragraph">Justification of choice. Flashback pro - on Uni computers. Also a reasonable price for paying to use on home computers. Has a batch processing tool for saving as open ish format files.</text:p>
      <text:p text:style-name="Text_20_body">Flashback saves data as its own fbr format. This include audio, video screen capture, and optionally one or more webcams.</text:p>
      <text:p text:style-name="Text_20_body">I decided not to record on webcams. For the following reasons:</text:p>
      <text:list text:style-name="L37">
        <text:list-item>
          <text:p text:style-name="P39"><text:soft-page-break/>intrusive feel - having the webcam on and the resulting red light on the screen, I felt was less conducive to feeling comfortable than one 360 camera in the middle of the room.</text:p>
        </text:list-item>
        <text:list-item>
          <text:p text:style-name="P39">less resources - recording webcam on the laptop</text:p>
        </text:list-item>
        <text:list-item>
          <text:p text:style-name="P39">reduced video file size of final data file</text:p>
        </text:list-item>
        <text:list-item>
          <text:p text:style-name="P39">less complexity when processing data -</text:p>
        </text:list-item>
      </text:list>
      <text:p text:style-name="First_20_paragraph">One advantage of the fbr format is that you can examine key strokes that the participant has made while interacting with the keyboard and see their mouse travel over the screen and see when they click on different parts of the screen.</text:p>
      <text:p text:style-name="Text_20_body">However, it not possible to code the natively created files directly. Thus need to be converted to mp4 to import into coding software like Nvivo. In this process the keyboard and mouse data is lost.</text:p>
      <text:p text:style-name="Text_20_body">Thus original files have been retained in order to cross reference that data if it is useful. It also presents other options for analysis which are similar to much more in depth analysis of HCI research of professional set ups. While this is beyond the remit of this study, certain uses do present themselves strongly for future investigation. Particularly the study of such data to identify common mistakes or frustrations when interacting with the user interface. Such misconceptions could be addressed in direct teaching at the start of the next session.</text:p>
      <text:h text:style-name="Heading_20_3" text:outline-level="3"><text:bookmark-start text:name="general-file-management"/>General File management<text:bookmark-end text:name="general-file-management"/></text:h>
      <text:p text:style-name="First_20_paragraph">This whole process is intensive for file management. Making me create a linux commandline toolbox. https://docs.google.com/document/d/1Y7MsZDY8ofvls5XO7tztSu8KFdClJo09o3qpWOdkb2M/edit?usp=drive_web&amp;ouid=114325803502752689876</text:p>
      <text:h text:style-name="Heading_20_3" text:outline-level="3"><text:bookmark-start text:name="learnings-and-recommendations"/>Learnings and recommendations<text:bookmark-end text:name="learnings-and-recommendations"/></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Data analysis methods and justification<text:bookmark-end text:name="data-analysis-methods-and-justification"/></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 One of the challenges of adopting a naturalistic research approach is to work with material gathered to find and describe patterns of behaviour.</text:p>
      <text:p text:style-name="Text_20_body">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h text:style-name="Heading_20_3" text:outline-level="3"><text:bookmark-start text:name="other-material---analysis-of-data"/>Other Material - Analysis of Data<text:bookmark-end text:name="other-material---analysis-of-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created as part of <text:soft-page-break/>the game making process include text-based games, pixel art, digital audio sound effects and background music.</text:p>
      <text:h text:style-name="Heading_20_3" text:outline-level="3"><text:bookmark-start text:name="analysis-of-journal-and-teaching-resources"/>Analysis of Journal and Teaching Resources<text:bookmark-end text:name="analysis-of-journal-and-teaching-resources"/></text:h>
      <text:p text:style-name="First_20_paragraph">The process of analysis of journal notes and resulting resources required a different approach from that of video data.</text:p>
      <text:h text:style-name="Heading_20_4" text:outline-level="4"><text:bookmark-start text:name="overall-rational-and-approach"/>Overall Rational and Approach<text:bookmark-end text:name="overall-rational-and-approach"/></text:h>
      <text:p text:style-name="First_20_paragraph">The following resources were examined</text:p>
      <text:list text:style-name="L38">
        <text:list-item>
          <text:p text:style-name="P40">Book Journal pages</text:p>
        </text:list-item>
        <text:list-item>
          <text:p text:style-name="P40">Digital journal entries directly in response to going</text:p>
        </text:list-item>
        <text:list-item>
          <text:p text:style-name="P40">Linear support book and print outs to support participants in sessions</text:p>
        </text:list-item>
        <text:list-item>
          <text:p text:style-name="P40">Additional 3M model resources to help navigation and reflection and gameful approaches</text:p>
        </text:list-item>
      </text:list>
      <text:p text:style-name="First_20_paragraph">TO DO - IT MAY BE HELPFUL TO CREATE A TABLE OR DESCRIBE THESE IN MORE DETAIL</text:p>
      <text:p text:style-name="Text_20_body">Journal Notes were used in the following ways: (perhaps code this)</text:p>
      <text:list text:style-name="L39">
        <text:list-item>
          <text:p text:style-name="P41">as a reflective tool after sessions</text:p>
        </text:list-item>
        <text:list-item>
          <text:p text:style-name="P41">as a note pad to plan resource creation</text:p>
        </text:list-item>
        <text:list-item>
          <text:p text:style-name="P41">as a sketch pad to explore the relationship between Concepts being explored and existing game making frameworks</text:p>
        </text:list-item>
        <text:list-item>
          <text:p text:style-name="P41">as a</text:p>
        </text:list-item>
      </text:list>
      <text:p text:style-name="First_20_paragraph">The quantity of data prevented extensive and detailed coding using a grounded thematic analysis. Rather than taking a grounded approach which would take too long given the quantity of data, this data was analysed using 3 planes of sociocultural activity. The rationale for this is as follows:</text:p>
      <text:list text:style-name="L40">
        <text:list-item>
          <text:p text:style-name="P42">Using an existing relevant framework saves time, especially as a more emergent approach was (in part ) in coding video data.</text:p>
        </text:list-item>
        <text:list-item>
          <text:p text:style-name="P42">RQx addresses the formation of a game-making community. This process is co-constituted by planners, facilitators, parents and children. This dynamism and dialogue can be captured in this framwork using the concept of guided participation.</text:p>
        </text:list-item>
        <text:list-item>
          <text:p text:style-name="P42">The advantages of drawing on funds of knowledge, and the activities that I used to do this, as well as connecting to wider communities are address well with the plane of culture, in the concept of Apprenticeship.</text:p>
        </text:list-item>
        <text:list-item>
          <text:p text:style-name="P42">While more complex, the plane of more individual participatory appropriation, allows for alignment and then transfer to more formal learning environments. This then makes this research more relevant to class room and guided sessions.</text:p>
        </text:list-item>
        <text:list-item>
          <text:p text:style-name="P42">While the three planes provided a higher level framework, the specifics of the data gave greater granularity and formed sub categories of coding - thus avoiding the problem of analytic preconceptions.</text:p>
        </text:list-item>
      </text:list>
      <text:h text:style-name="Heading_20_3" text:outline-level="3"><text:bookmark-start text:name="specifics-of-coding"/>Specifics of Coding<text:bookmark-end text:name="specifics-of-coding"/></text:h>
      <text:h text:style-name="Heading_20_4" text:outline-level="4"><text:bookmark-start text:name="choosing-what-and-how-much-to-code"/>Choosing what and how much to code<text:bookmark-end text:name="choosing-what-and-how-much-to-code"/></text:h>
      <text:p text:style-name="First_20_paragraph">A page of quick analysis of the files online here helped to shape that decision.</text:p>
      <text:p text:style-name="Text_20_body">https://docs.google.com/document/d/1vpAIqHPg_Z0S5MWeS0rBTvxCL1N9NQButam4Ozq39Ek/edit#</text:p>
      <text:p text:style-name="Text_20_body">Criteria include:</text:p>
      <text:list text:style-name="L41">
        <text:list-item>
          <text:p text:style-name="P43">Good quality recording</text:p>
        </text:list-item>
        <text:list-item>
          <text:p text:style-name="P43">Diversity of kinds of participants, ages especially</text:p>
        </text:list-item>
        <text:list-item>
          <text:p text:style-name="P43">Diversity of participant actions in terms of tasks being worked on</text:p>
        </text:list-item>
        <text:list-item>
          <text:p text:style-name="P43"><text:soft-page-break/>Diversity of kinds of pair and peer interactions</text:p>
        </text:list-item>
      </text:list>
      <text:h text:style-name="Heading_20_4" text:outline-level="4"><text:bookmark-start text:name="using-a-3-planes-approach"/>Using a 3 Planes Approach<text:bookmark-end text:name="using-a-3-planes-approach"/></text:h>
      <text:p text:style-name="First_20_paragraph">The analysis of these resources using the three planes involved a choice of some of the following</text:p>
      <text:list text:style-name="L42">
        <text:list-item>
          <text:p text:style-name="P44">scanning written document and converting digital documents for inclusion into nvivo for formal Coding</text:p>
        </text:list-item>
        <text:list-item>
          <text:p text:style-name="P44">using a spread sheet and putting categories and notes in to columns</text:p>
        </text:list-item>
        <text:list-item>
          <text:p text:style-name="P44">using trello or other Kanban</text:p>
        </text:list-item>
        <text:list-item>
          <text:p text:style-name="P44">using a table in word to record notes on data in-situ</text:p>
        </text:list-item>
      </text:list>
      <text:p text:style-name="First_20_paragraph">The video data explored in nvivo is very time consuming, and given this and the factor that the transforming reflections into learning resources, already involves a process of filtering, a much courser level of data analysis. However, using a static text only approach such as describing data in prose or using a table in a word document does not allow for filtering based on themes which is potentially useful as an analyitical too.<text:line-break/>Thus using MS Excel as a simple way to collate data without translation seems appropriate.</text:p>
      <text:h text:style-name="Heading_20_3" text:outline-level="3"><text:bookmark-start text:name="video-coding---analysis-of-data"/>Video Coding - Analysis of Data<text:bookmark-end text:name="video-coding---analysis-of-data"/></text:h>
      <text:p text:style-name="First_20_paragraph">I am guided by approaches which use video to develop both in-depth thematic analysis and broader narratives such as case studies <text:reference-mark-start text:name="ZOTERO_ITEM CSL_CITATION {&quot;citationID&quot;:&quot;zelutxgt&quot;,&quot;properties&quot;:{&quot;formattedCitation&quot;:&quot;(Derry et al., 2010)&quot;,&quot;plainCitation&quot;:&quot;(Derry et al., 2010)&quot;,&quot;noteIndex&quot;:0},&quot;citationItems&quot;:[{&quot;id&quot;:3437,&quot;uris&quot;:[&quot;http://zotero.org/users/1913249/items/ANEHA9IE&quot;,[&quot;http://zotero.org/users/1913249/items/ANEHA9IE&quot;]],&quot;itemData&quot;:{&quot;id&quot;:3437,&quot;type&quot;:&quot;article-journal&quot;,&quot;container-title&quot;:&quot;Journal of the Learning Sciences&quot;,&quot;DOI&quot;:&quot;10.1080/10508400903452884&quot;,&quot;ISSN&quot;:&quot;1050-8406, 1532-7809&quot;,&quot;issue&quot;:&quot;1&quot;,&quot;journalAbbreviation&quot;:&quot;Journal of the Learning Sciences&quot;,&quot;language&quot;:&quot;en&quot;,&quot;page&quot;:&quot;3-53&quot;,&quot;source&quot;:&quot;DOI.org (Crossref)&quot;,&quot;title&quot;:&quot;Conducting Video Research in the Learning Sciences: Guidance on Selection, Analysis, Technology, and Ethics&quot;,&quot;title-short&quot;:&quot;Conducting Video Research in the Learning Sciences&quot;,&quot;URL&quot;:&quot;http://www.tandfonline.com/doi/abs/10.1080/10508400903452884&quot;,&quot;volume&quot;:&quot;19&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accessed&quot;:{&quot;date-parts&quot;:[[&quot;2019&quot;,5,19]]},&quot;issued&quot;:{&quot;date-parts&quot;:[[&quot;2010&quot;,1,27]]},&quot;citation-key&quot;:&quot;derry_conducting_2010&quot;},&quot;prefix&quot;:&quot;&quot;,&quot;suffix&quot;:&quot;&quot;}],&quot;schema&quot;:&quot;https://github.com/citation-style-language/schema/raw/master/csl-citation.json&quot;} RNDybWosf3R6B"/>(Derry et al., 2010)<text:reference-mark-end text:name="ZOTERO_ITEM CSL_CITATION {&quot;citationID&quot;:&quot;zelutxgt&quot;,&quot;properties&quot;:{&quot;formattedCitation&quot;:&quot;(Derry et al., 2010)&quot;,&quot;plainCitation&quot;:&quot;(Derry et al., 2010)&quot;,&quot;noteIndex&quot;:0},&quot;citationItems&quot;:[{&quot;id&quot;:3437,&quot;uris&quot;:[&quot;http://zotero.org/users/1913249/items/ANEHA9IE&quot;,[&quot;http://zotero.org/users/1913249/items/ANEHA9IE&quot;]],&quot;itemData&quot;:{&quot;id&quot;:3437,&quot;type&quot;:&quot;article-journal&quot;,&quot;container-title&quot;:&quot;Journal of the Learning Sciences&quot;,&quot;DOI&quot;:&quot;10.1080/10508400903452884&quot;,&quot;ISSN&quot;:&quot;1050-8406, 1532-7809&quot;,&quot;issue&quot;:&quot;1&quot;,&quot;journalAbbreviation&quot;:&quot;Journal of the Learning Sciences&quot;,&quot;language&quot;:&quot;en&quot;,&quot;page&quot;:&quot;3-53&quot;,&quot;source&quot;:&quot;DOI.org (Crossref)&quot;,&quot;title&quot;:&quot;Conducting Video Research in the Learning Sciences: Guidance on Selection, Analysis, Technology, and Ethics&quot;,&quot;title-short&quot;:&quot;Conducting Video Research in the Learning Sciences&quot;,&quot;URL&quot;:&quot;http://www.tandfonline.com/doi/abs/10.1080/10508400903452884&quot;,&quot;volume&quot;:&quot;19&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accessed&quot;:{&quot;date-parts&quot;:[[&quot;2019&quot;,5,19]]},&quot;issued&quot;:{&quot;date-parts&quot;:[[&quot;2010&quot;,1,27]]},&quot;citation-key&quot;:&quot;derry_conducting_2010&quot;},&quot;prefix&quot;:&quot;&quot;,&quot;suffix&quot;:&quot;&quot;}],&quot;schema&quot;:&quot;https://github.com/citation-style-language/schema/raw/master/csl-citation.json&quot;} RNDybWosf3R6B"/>. I use a variant of discourse analysis to explore interactions of participants captured on video recordings. Mercer and colleagues identify discourse analysis as a loose associations of methods to support linguistic analysis of interactions to identify emergent patterns <text:reference-mark-start text:name="ZOTERO_ITEM CSL_CITATION {&quot;citationID&quot;:&quot;xfpwcjfq&quot;,&quot;properties&quot;:{&quot;formattedCitation&quot;:&quot;(Mercer et al., 2004)&quot;,&quot;plainCitation&quot;:&quot;(Mercer et al., 2004)&quot;,&quot;noteIndex&quot;:0},&quot;citationItems&quot;:[{&quot;id&quot;:3433,&quot;uris&quot;:[&quot;http://zotero.org/users/1913249/items/NYQ59F7R&quot;,[&quot;http://zotero.org/users/1913249/items/NYQ59F7R&quot;]],&quot;itemData&quot;:{&quot;id&quot;:3433,&quot;type&quot;:&quot;article-journal&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container-title&quot;:&quot;Technology, Pedagogy and Education&quot;,&quot;DOI&quot;:&quot;10.1080/14759390400200180&quot;,&quot;ISSN&quot;:&quot;1475-939X, 1747-5139&quot;,&quot;issue&quot;:&quot;2&quot;,&quot;journalAbbreviation&quot;:&quot;Technology, Pedagogy and Education&quot;,&quot;language&quot;:&quot;en&quot;,&quot;page&quot;:&quot;195-212&quot;,&quot;source&quot;:&quot;DOI.org (Crossref)&quot;,&quot;title&quot;:&quot;Methods for studying the processes of interaction and collaborative activity in computer-based educational activities&quot;,&quot;URL&quot;:&quot;http://www.tandfonline.com/doi/abs/10.1080/14759390400200180&quot;,&quot;volume&quot;:&quot;13&quot;,&quot;author&quot;:[{&quot;family&quot;:&quot;Mercer&quot;,&quot;given&quot;:&quot;Neil&quot;},{&quot;family&quot;:&quot;Littleton&quot;,&quot;given&quot;:&quot;Karen&quot;},{&quot;family&quot;:&quot;Wegerif&quot;,&quot;given&quot;:&quot;Rupert&quot;}],&quot;accessed&quot;:{&quot;date-parts&quot;:[[&quot;2019&quot;,5,19]]},&quot;issued&quot;:{&quot;date-parts&quot;:[[&quot;2004&quot;,7]]},&quot;citation-key&quot;:&quot;mercer_methods_2004&quot;},&quot;prefix&quot;:&quot;&quot;,&quot;suffix&quot;:&quot;&quot;}],&quot;schema&quot;:&quot;https://github.com/citation-style-language/schema/raw/master/csl-citation.json&quot;} RND5kQUIIRRr7"/>(Mercer et al., 2004)<text:reference-mark-end text:name="ZOTERO_ITEM CSL_CITATION {&quot;citationID&quot;:&quot;xfpwcjfq&quot;,&quot;properties&quot;:{&quot;formattedCitation&quot;:&quot;(Mercer et al., 2004)&quot;,&quot;plainCitation&quot;:&quot;(Mercer et al., 2004)&quot;,&quot;noteIndex&quot;:0},&quot;citationItems&quot;:[{&quot;id&quot;:3433,&quot;uris&quot;:[&quot;http://zotero.org/users/1913249/items/NYQ59F7R&quot;,[&quot;http://zotero.org/users/1913249/items/NYQ59F7R&quot;]],&quot;itemData&quot;:{&quot;id&quot;:3433,&quot;type&quot;:&quot;article-journal&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container-title&quot;:&quot;Technology, Pedagogy and Education&quot;,&quot;DOI&quot;:&quot;10.1080/14759390400200180&quot;,&quot;ISSN&quot;:&quot;1475-939X, 1747-5139&quot;,&quot;issue&quot;:&quot;2&quot;,&quot;journalAbbreviation&quot;:&quot;Technology, Pedagogy and Education&quot;,&quot;language&quot;:&quot;en&quot;,&quot;page&quot;:&quot;195-212&quot;,&quot;source&quot;:&quot;DOI.org (Crossref)&quot;,&quot;title&quot;:&quot;Methods for studying the processes of interaction and collaborative activity in computer-based educational activities&quot;,&quot;URL&quot;:&quot;http://www.tandfonline.com/doi/abs/10.1080/14759390400200180&quot;,&quot;volume&quot;:&quot;13&quot;,&quot;author&quot;:[{&quot;family&quot;:&quot;Mercer&quot;,&quot;given&quot;:&quot;Neil&quot;},{&quot;family&quot;:&quot;Littleton&quot;,&quot;given&quot;:&quot;Karen&quot;},{&quot;family&quot;:&quot;Wegerif&quot;,&quot;given&quot;:&quot;Rupert&quot;}],&quot;accessed&quot;:{&quot;date-parts&quot;:[[&quot;2019&quot;,5,19]]},&quot;issued&quot;:{&quot;date-parts&quot;:[[&quot;2004&quot;,7]]},&quot;citation-key&quot;:&quot;mercer_methods_2004&quot;},&quot;prefix&quot;:&quot;&quot;,&quot;suffix&quot;:&quot;&quot;}],&quot;schema&quot;:&quot;https://github.com/citation-style-language/schema/raw/master/csl-citation.json&quot;} RND5kQUIIRRr7"/>. While a common pattern in classroom interactions is that of IRF, initiation (teacher), response (student) and follow up (teacher) <text:reference-mark-start text:name="ZOTERO_ITEM CSL_CITATION {&quot;citationID&quot;:&quot;ypuxyelm&quot;,&quot;properties&quot;:{&quot;formattedCitation&quot;:&quot;(Sinclair and Coulthard, 1975)&quot;,&quot;plainCitation&quot;:&quot;(Sinclair and Coulthard, 1975)&quot;,&quot;noteIndex&quot;:0},&quot;citationItems&quot;:[{&quot;id&quot;:3398,&quot;uris&quot;:[&quot;http://zotero.org/users/1913249/items/5GN3VJQX&quot;,[&quot;http://zotero.org/users/1913249/items/5GN3VJQX&quot;]],&quot;itemData&quot;:{&quot;id&quot;:3398,&quot;type&quot;:&quot;book&quot;,&quot;publisher&quot;:&quot;Oxford Univ Pr&quot;,&quot;title&quot;:&quot;Towards an analysis of discourse: The English used by teachers and pupils&quot;,&quot;author&quot;:[{&quot;family&quot;:&quot;Sinclair&quot;,&quot;given&quot;:&quot;John McHardy&quot;},{&quot;family&quot;:&quot;Coulthard&quot;,&quot;given&quot;:&quot;Malcolm&quot;}],&quot;issued&quot;:{&quot;date-parts&quot;:[[&quot;1975&quot;]]},&quot;citation-key&quot;:&quot;sinclair_towards_1975&quot;},&quot;prefix&quot;:&quot;&quot;,&quot;suffix&quot;:&quot;&quot;}],&quot;schema&quot;:&quot;https://github.com/citation-style-language/schema/raw/master/csl-citation.json&quot;} RNDMMRYzv8HAz"/>(Sinclair and Coulthard, 1975)<text:reference-mark-end text:name="ZOTERO_ITEM CSL_CITATION {&quot;citationID&quot;:&quot;ypuxyelm&quot;,&quot;properties&quot;:{&quot;formattedCitation&quot;:&quot;(Sinclair and Coulthard, 1975)&quot;,&quot;plainCitation&quot;:&quot;(Sinclair and Coulthard, 1975)&quot;,&quot;noteIndex&quot;:0},&quot;citationItems&quot;:[{&quot;id&quot;:3398,&quot;uris&quot;:[&quot;http://zotero.org/users/1913249/items/5GN3VJQX&quot;,[&quot;http://zotero.org/users/1913249/items/5GN3VJQX&quot;]],&quot;itemData&quot;:{&quot;id&quot;:3398,&quot;type&quot;:&quot;book&quot;,&quot;publisher&quot;:&quot;Oxford Univ Pr&quot;,&quot;title&quot;:&quot;Towards an analysis of discourse: The English used by teachers and pupils&quot;,&quot;author&quot;:[{&quot;family&quot;:&quot;Sinclair&quot;,&quot;given&quot;:&quot;John McHardy&quot;},{&quot;family&quot;:&quot;Coulthard&quot;,&quot;given&quot;:&quot;Malcolm&quot;}],&quot;issued&quot;:{&quot;date-parts&quot;:[[&quot;1975&quot;]]},&quot;citation-key&quot;:&quot;sinclair_towards_1975&quot;},&quot;prefix&quot;:&quot;&quot;,&quot;suffix&quot;:&quot;&quot;}],&quot;schema&quot;:&quot;https://github.com/citation-style-language/schema/raw/master/csl-citation.json&quot;} RNDMMRYzv8HAz"/> , the inherent assumption that a teacher will be leading an activity will not consistently be appropriate for my study; although at times a parent may take this role. Other discourse analysis frameworks that take a sociocultural approach <text:reference-mark-start text:name="ZOTERO_ITEM CSL_CITATION {&quot;citationID&quot;:&quot;hydwqsye&quot;,&quot;properties&quot;:{&quot;formattedCitation&quot;:&quot;(Phillips, 1985; Lyle, 1993)&quot;,&quot;plainCitation&quot;:&quot;(Phillips, 1985; Lyle, 1993)&quot;,&quot;noteIndex&quot;:0},&quot;citationItems&quot;:[{&quot;id&quot;:3432,&quot;uris&quot;:[&quot;http://zotero.org/users/1913249/items/ITHBG26F&quot;,[&quot;http://zotero.org/users/1913249/items/ITHBG26F&quot;]],&quot;itemData&quot;:{&quot;id&quot;:3432,&quot;type&quot;:&quot;article-journal&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container-title&quot;:&quot;Language and Education&quot;,&quot;DOI&quot;:&quot;10.1080/09500789309541358&quot;,&quot;ISSN&quot;:&quot;0950-0782, 1747-7581&quot;,&quot;issue&quot;:&quot;3&quot;,&quot;journalAbbreviation&quot;:&quot;Language and Education&quot;,&quot;language&quot;:&quot;en&quot;,&quot;page&quot;:&quot;181-197&quot;,&quot;source&quot;:&quot;DOI.org (Crossref)&quot;,&quot;title&quot;:&quot;An investigation into ways in which children talk themselves into meaning’&quot;,&quot;URL&quot;:&quot;http://www.tandfonline.com/doi/abs/10.1080/09500789309541358&quot;,&quot;volume&quot;:&quot;7&quot;,&quot;author&quot;:[{&quot;family&quot;:&quot;Lyle&quot;,&quot;given&quot;:&quot;Susan&quot;}],&quot;accessed&quot;:{&quot;date-parts&quot;:[[&quot;2019&quot;,5,19]]},&quot;issued&quot;:{&quot;date-parts&quot;:[[&quot;1993&quot;,1]]},&quot;citation-key&quot;:&quot;lyle_investigation_1993&quot;},&quot;prefix&quot;:&quot;&quot;,&quot;suffix&quot;:&quot;&quot;},{&quot;id&quot;:3402,&quot;uris&quot;:[&quot;http://zotero.org/users/1913249/items/EWL6YAVY&quot;,[&quot;http://zotero.org/users/1913249/items/EWL6YAVY&quot;]],&quot;itemData&quot;:{&quot;id&quot;:3402,&quot;type&quot;:&quot;chapter&quot;,&quot;container-title&quot;:&quot;Language And Learning&quot;,&quot;page&quot;:&quot;67–90&quot;,&quot;publisher&quot;:&quot;Routledge&quot;,&quot;title&quot;:&quot;Beyond lip-service: Discourse development after the age of nine&quot;,&quot;author&quot;:[{&quot;family&quot;:&quot;Phillips&quot;,&quot;given&quot;:&quot;Terry&quot;}],&quot;issued&quot;:{&quot;date-parts&quot;:[[&quot;1985&quot;]]},&quot;citation-key&quot;:&quot;phillips_beyond_1985&quot;},&quot;prefix&quot;:&quot;&quot;,&quot;suffix&quot;:&quot;&quot;}],&quot;schema&quot;:&quot;https://github.com/citation-style-language/schema/raw/master/csl-citation.json&quot;} RND6YgK5w6i3B"/>(Phillips, 1985; Lyle, 1993)<text:reference-mark-end text:name="ZOTERO_ITEM CSL_CITATION {&quot;citationID&quot;:&quot;hydwqsye&quot;,&quot;properties&quot;:{&quot;formattedCitation&quot;:&quot;(Phillips, 1985; Lyle, 1993)&quot;,&quot;plainCitation&quot;:&quot;(Phillips, 1985; Lyle, 1993)&quot;,&quot;noteIndex&quot;:0},&quot;citationItems&quot;:[{&quot;id&quot;:3432,&quot;uris&quot;:[&quot;http://zotero.org/users/1913249/items/ITHBG26F&quot;,[&quot;http://zotero.org/users/1913249/items/ITHBG26F&quot;]],&quot;itemData&quot;:{&quot;id&quot;:3432,&quot;type&quot;:&quot;article-journal&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container-title&quot;:&quot;Language and Education&quot;,&quot;DOI&quot;:&quot;10.1080/09500789309541358&quot;,&quot;ISSN&quot;:&quot;0950-0782, 1747-7581&quot;,&quot;issue&quot;:&quot;3&quot;,&quot;journalAbbreviation&quot;:&quot;Language and Education&quot;,&quot;language&quot;:&quot;en&quot;,&quot;page&quot;:&quot;181-197&quot;,&quot;source&quot;:&quot;DOI.org (Crossref)&quot;,&quot;title&quot;:&quot;An investigation into ways in which children talk themselves into meaning’&quot;,&quot;URL&quot;:&quot;http://www.tandfonline.com/doi/abs/10.1080/09500789309541358&quot;,&quot;volume&quot;:&quot;7&quot;,&quot;author&quot;:[{&quot;family&quot;:&quot;Lyle&quot;,&quot;given&quot;:&quot;Susan&quot;}],&quot;accessed&quot;:{&quot;date-parts&quot;:[[&quot;2019&quot;,5,19]]},&quot;issued&quot;:{&quot;date-parts&quot;:[[&quot;1993&quot;,1]]},&quot;citation-key&quot;:&quot;lyle_investigation_1993&quot;},&quot;prefix&quot;:&quot;&quot;,&quot;suffix&quot;:&quot;&quot;},{&quot;id&quot;:3402,&quot;uris&quot;:[&quot;http://zotero.org/users/1913249/items/EWL6YAVY&quot;,[&quot;http://zotero.org/users/1913249/items/EWL6YAVY&quot;]],&quot;itemData&quot;:{&quot;id&quot;:3402,&quot;type&quot;:&quot;chapter&quot;,&quot;container-title&quot;:&quot;Language And Learning&quot;,&quot;page&quot;:&quot;67–90&quot;,&quot;publisher&quot;:&quot;Routledge&quot;,&quot;title&quot;:&quot;Beyond lip-service: Discourse development after the age of nine&quot;,&quot;author&quot;:[{&quot;family&quot;:&quot;Phillips&quot;,&quot;given&quot;:&quot;Terry&quot;}],&quot;issued&quot;:{&quot;date-parts&quot;:[[&quot;1985&quot;]]},&quot;citation-key&quot;:&quot;phillips_beyond_1985&quot;},&quot;prefix&quot;:&quot;&quot;,&quot;suffix&quot;:&quot;&quot;}],&quot;schema&quot;:&quot;https://github.com/citation-style-language/schema/raw/master/csl-citation.json&quot;} RND6YgK5w6i3B"/>, and specifically those from project focused studies <text:reference-mark-start text:name="ZOTERO_ITEM CSL_CITATION {&quot;citationID&quot;:&quot;dmqxcpbk&quot;,&quot;properties&quot;:{&quot;formattedCitation&quot;:&quot;(Moje et al., 2001; Hmelo-Silver and Barrows, 2008)&quot;,&quot;plainCitation&quot;:&quot;(Moje et al., 2001; Hmelo-Silver and Barrows, 2008)&quot;,&quot;noteIndex&quot;:0},&quot;citationItems&quot;:[{&quot;id&quot;:3396,&quot;uris&quot;:[&quot;http://zotero.org/users/1913249/items/RS9JBSKA&quot;,[&quot;http://zotero.org/users/1913249/items/RS9JBSKA&quot;]],&quot;itemData&quot;:{&quot;id&quot;:3396,&quot;type&quot;:&quot;article-journal&quot;,&quot;container-title&quot;:&quot;Cognition and Instruction&quot;,&quot;DOI&quot;:&quot;10.1080/07370000701798495&quot;,&quot;ISSN&quot;:&quot;0737-0008, 1532-690X&quot;,&quot;issue&quot;:&quot;1&quot;,&quot;journalAbbreviation&quot;:&quot;Cognition and Instruction&quot;,&quot;language&quot;:&quot;en&quot;,&quot;page&quot;:&quot;48-94&quot;,&quot;source&quot;:&quot;DOI.org (Crossref)&quot;,&quot;title&quot;:&quot;Facilitating Collaborative Knowledge Building&quot;,&quot;URL&quot;:&quot;http://www.tandfonline.com/doi/abs/10.1080/07370000701798495&quot;,&quot;volume&quot;:&quot;26&quot;,&quot;author&quot;:[{&quot;family&quot;:&quot;Hmelo-Silver&quot;,&quot;given&quot;:&quot;Cindy E.&quot;},{&quot;family&quot;:&quot;Barrows&quot;,&quot;given&quot;:&quot;Howard S.&quot;}],&quot;accessed&quot;:{&quot;date-parts&quot;:[[&quot;2019&quot;,6,17]]},&quot;issued&quot;:{&quot;date-parts&quot;:[[&quot;2008&quot;,1,18]]},&quot;citation-key&quot;:&quot;hmelo-silver_facilitating_2008&quot;},&quot;prefix&quot;:&quot;&quot;,&quot;suffix&quot;:&quot;&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mGeATsE3QG"/>(Moje et al., 2001; Hmelo-Silver and Barrows, 2008)<text:reference-mark-end text:name="ZOTERO_ITEM CSL_CITATION {&quot;citationID&quot;:&quot;dmqxcpbk&quot;,&quot;properties&quot;:{&quot;formattedCitation&quot;:&quot;(Moje et al., 2001; Hmelo-Silver and Barrows, 2008)&quot;,&quot;plainCitation&quot;:&quot;(Moje et al., 2001; Hmelo-Silver and Barrows, 2008)&quot;,&quot;noteIndex&quot;:0},&quot;citationItems&quot;:[{&quot;id&quot;:3396,&quot;uris&quot;:[&quot;http://zotero.org/users/1913249/items/RS9JBSKA&quot;,[&quot;http://zotero.org/users/1913249/items/RS9JBSKA&quot;]],&quot;itemData&quot;:{&quot;id&quot;:3396,&quot;type&quot;:&quot;article-journal&quot;,&quot;container-title&quot;:&quot;Cognition and Instruction&quot;,&quot;DOI&quot;:&quot;10.1080/07370000701798495&quot;,&quot;ISSN&quot;:&quot;0737-0008, 1532-690X&quot;,&quot;issue&quot;:&quot;1&quot;,&quot;journalAbbreviation&quot;:&quot;Cognition and Instruction&quot;,&quot;language&quot;:&quot;en&quot;,&quot;page&quot;:&quot;48-94&quot;,&quot;source&quot;:&quot;DOI.org (Crossref)&quot;,&quot;title&quot;:&quot;Facilitating Collaborative Knowledge Building&quot;,&quot;URL&quot;:&quot;http://www.tandfonline.com/doi/abs/10.1080/07370000701798495&quot;,&quot;volume&quot;:&quot;26&quot;,&quot;author&quot;:[{&quot;family&quot;:&quot;Hmelo-Silver&quot;,&quot;given&quot;:&quot;Cindy E.&quot;},{&quot;family&quot;:&quot;Barrows&quot;,&quot;given&quot;:&quot;Howard S.&quot;}],&quot;accessed&quot;:{&quot;date-parts&quot;:[[&quot;2019&quot;,6,17]]},&quot;issued&quot;:{&quot;date-parts&quot;:[[&quot;2008&quot;,1,18]]},&quot;citation-key&quot;:&quot;hmelo-silver_facilitating_2008&quot;},&quot;prefix&quot;:&quot;&quot;,&quot;suffix&quot;:&quot;&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mGeATsE3QG"/> allow more detailed treatment of the incorporation of tools and cultural artefacts into a collective discourse.</text:p>
      <text:h text:style-name="Heading_20_3" text:outline-level="3"><text:bookmark-start text:name="notes-on-underpinning-of-thematic-analysis-of-video-data"/>Notes on Underpinning of Thematic Analysis of Video Data<text:bookmark-end text:name="notes-on-underpinning-of-thematic-analysis-of-video-data"/></text:h>
      <text:p text:style-name="First_20_paragraph">Summary of thematic analysis - https://www.plymouth.ac.uk/uploads/production/document/path/18/18247/Kiger_and_Varpio__2020__Thematic_analysis_of_qualitative_data_AMEE_Guide_No_131.pdf</text:p>
      <text:h text:style-name="Heading_20_4" text:outline-level="4"><text:bookmark-start text:name="overall-rational-and-approach-of-coding-video-data"/>Overall Rational and Approach of Coding Video Data<text:bookmark-end text:name="overall-rational-and-approach-of-coding-video-data"/></text:h>
      <text:p text:style-name="First_20_paragraph">The coding process is not grounded [explain] but informed by literature review and early analysis of journal entries. The gathering of data and revision of teaching materials took place over several years. As such, there was time for extensive reflection and reconsideration of factors involved in the learning design in dialogue with existing literature on game making and game making communities.</text:p>
      <text:p text:style-name="Text_20_body">How much emphasis to place on the Thematic Analysis is questionable. It served to answer the research questions in the following ways.</text:p>
      <text:list text:style-name="L43">
        <text:list-item>
          <text:p text:style-name="P45">as a process to get closer to the data</text:p>
        </text:list-item>
        <text:list-item>
          <text:p text:style-name="P45">to contrast thematic analysis of the stages of design with other learning models like PBL</text:p>
        </text:list-item>
        <text:list-item>
          <text:p text:style-name="P45">to identify roles through repeated patterns of interactions</text:p>
        </text:list-item>
        <text:list-item>
          <text:p text:style-name="P45">to reflect on the thesis questions</text:p>
        </text:list-item>
      </text:list>
      <text:p text:style-name="First_20_paragraph">Following the approach of Morcom -(<text:span text:style-name="T1">morcomScaffoldingSocialEmotional2014?</text:span>), I drew on Rogoff’s -(<text:span text:style-name="T1">rogoffObservingSocioculturalActivity1993?</text:span>) three planes of sociocultural activity used to help understand activity in a Community of Learners.</text:p>
      <text:h text:style-name="Heading_20_4" text:outline-level="4"><text:bookmark-start text:name="what-was-excluded-and-rationale"/><text:soft-page-break/>What was Excluded and Rationale<text:bookmark-end text:name="what-was-excluded-and-rationale"/></text:h>
      <text:p text:style-name="First_20_paragraph">The following themes were excluded but did emerge as potential learning outcomes in the final model;</text:p>
      <text:list text:style-name="L44">
        <text:list-item>
          <text:p text:style-name="P46">Elements of Computational Thinking</text:p>
        </text:list-item>
        <text:list-item>
          <text:p text:style-name="P46">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rxithvep&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n8eIjgc5Zf"/>(2009)<text:reference-mark-end text:name="ZOTERO_ITEM CSL_CITATION {&quot;citationID&quot;:&quot;rxithvep&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n8eIjgc5Zf"/>.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57">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ymgpepmv&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qLuwHAxncO"/><text:span text:style-name="T7">(Wi̇Narno, 2020)</text:span><text:reference-mark-end text:name="ZOTERO_ITEM CSL_CITATION {&quot;citationID&quot;:&quot;ymgpepmv&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qLuwHAxncO"/>. Engineering is Elementary project adapted from the ABET (Accreditation Board for Engineering and Technology) guidelines <text:reference-mark-start text:name="ZOTERO_ITEM CSL_CITATION {&quot;citationID&quot;:&quot;jfnkhrql&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PoM7o4s9YS"/>(Syukri et al., 2018)<text:reference-mark-end text:name="ZOTERO_ITEM CSL_CITATION {&quot;citationID&quot;:&quot;jfnkhrql&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PoM7o4s9YS"/> involves the following steps; Ask, Imagine, Plan, Create, Test, Improve, Share (<text:span text:style-name="T1">hester_engineering_2007?</text:span>).</text:p>
      <text:p text:style-name="Text_20_body">It has been adopted by the area of computing is one used in a recent book on coding by Bers (<text:span text:style-name="T1">bers_coding_2021?</text:span>).</text:p>
      <text:p text:style-name="Text_20_body">It is possible to be more specific when coding and include a wider terminology of technology and domain specific language. For example, debugging in the area of computer programming and <text:soft-page-break/>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The process of learning game making through deepening your knowledge of game elements is explored by Jesse Schnell -(<text:span text:style-name="T1">schellArtGameDesign2008?</text:span>).</text:p>
      <text:p text:style-name="Text_20_body">Coding based on the game elements that are being added to the game serves to xxx ?</text:p>
      <text:p text:style-name="Text_20_body">As way of coding initially I considered the MDA framework for the simplicity.</text:p>
      <text:list text:style-name="L45">
        <text:list-item>
          <text:p text:style-name="P47">mechanics</text:p>
        </text:list-item>
        <text:list-item>
          <text:p text:style-name="P47">aesthetics</text:p>
        </text:list-item>
        <text:list-item>
          <text:p text:style-name="P47">dynamics</text:p>
        </text:list-item>
      </text:list>
      <text:p text:style-name="First_20_paragraph">Later, I note the following limitations. - The language is not accessible to teachers and learners. - The definition of aesthetics is very wide incorporating user experience in a way that was not suitable to learners.</text:p>
      <text:p text:style-name="Text_20_body">Later consider…</text:p>
      <text:p text:style-name="Text_20_body">In early stages I was influenced by the categorisation of game elements used by GSM team which also was implemented in the Game Jam Guide <text:reference-mark-start text:name="ZOTERO_ITEM CSL_CITATION {&quot;citationID&quot;:&quot;nmcemybc&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JjT2xVFjxq"/>(Cornish et al., 2018; Institute of Play, n.d.)<text:reference-mark-end text:name="ZOTERO_ITEM CSL_CITATION {&quot;citationID&quot;:&quot;nmcemybc&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JjT2xVFjxq"/>. The key elements are:</text:p>
      <text:list text:style-name="L46">
        <text:list-item>
          <text:p text:style-name="P48">SPACE: Where the game takes place.</text:p>
        </text:list-item>
        <text:list-item>
          <text:p text:style-name="P48">GOAL: What is the objective of the game? What are you trying to do?</text:p>
        </text:list-item>
        <text:list-item>
          <text:p text:style-name="P48">COMPONENTS: What are all the objects or actors in the game?</text:p>
        </text:list-item>
        <text:list-item>
          <text:p text:style-name="P48">MECHANICS: What actions take place in the game. What are the verbs involved?</text:p>
        </text:list-item>
        <text:list-item>
          <text:p text:style-name="P48">RULES: What can or can’t you do in the game? What defines boundaries? Does play happen in real time or do you take turns?</text:p>
        </text:list-item>
      </text:list>
      <text:p text:style-name="First_20_paragraph">A blend of the two gave the following staring coding scheme in terms of activities related directly to adding features or altering the game.</text:p>
      <text:h text:style-name="Heading_20_3" text:outline-level="3"><text:bookmark-start text:name="grades-of-video-data-analysis"/>Grades of video data analysis<text:bookmark-end text:name="grades-of-video-data-analysis"/></text:h>
      <text:p text:style-name="First_20_paragraph">Describing different grades and pass overs of the video data.</text:p>
      <text:p text:style-name="Text_20_body">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 This generated points for results chapters.</text:p>
      <text:list text:style-name="L47">
        <text:list-item>
          <text:p text:style-name="P49">Full transcription of key moments: and description of participant activity, activity on screen <text:soft-page-break/>including simple gesture analysis</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h text:style-name="Heading_20_3" text:outline-level="3"><text:bookmark-start text:name="discussion---post-mortem---perhaps-shift-to-last-chapter-finally"/>Discussion - post mortem - PERHAPS SHIFT TO LAST CHAPTER finally<text:bookmark-end text:name="discussion---post-mortem---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text:p>
      <text:p text:style-name="Text_20_body">The process of</text:p>
      <text:p text:style-name="Text_20_body">Explore this in more detail - draw out a debate on how situated learning in this context - and wider debate is.</text:p>
      <text:p text:style-name="Text_20_body">More than one iteration. In different settings Using different with different software</text:p>
      <text:p text:style-name="Text_20_body"><text:soft-page-break/>This is potentially complex to describe but worth it if wanting to talk about generalisation.</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broad activity</text:p>
      <text:p text:style-name="Text_20_body">Possible themes that had potential but which were disguarded included;</text:p>
      <text:list text:style-name="L48">
        <text:list-item>
          <text:p text:style-name="P50">Computation thinking &amp; systems thinking</text:p>
        </text:list-item>
        <text:list-item>
          <text:p text:style-name="P50">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 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9">
        <text:list-item>
          <text:p text:style-name="P51">What pedagogical tools and processes are available to support novices to overcome barriers to game coding and design?</text:p>
        </text:list-item>
        <text:list-item>
          <text:p text:style-name="P51">How can learners build agency in an evolving community of game makers?</text:p>
        </text:list-item>
        <text:list-item>
          <text:p text:style-name="P51">How can game design patterns support the development of coding practices with novices?</text:p>
        </text:list-item>
      </text:list>
      <text:h text:style-name="Heading_20_3" text:outline-level="3"><text:bookmark-start text:name="rq1"/>RQ1<text:bookmark-end text:name="rq1"/></text:h>
      <text:list text:style-name="L50">
        <text:list-item>
          <text:p text:style-name="P52">Both barriers and tools / processes are explored in the literature review</text:p>
        </text:list-item>
        <text:list-item>
          <text:p text:style-name="P52">Interviews with practitioners in chapter 4 guided the design in broad principles.</text:p>
        </text:list-item>
        <text:list-item>
          <text:p text:style-name="P52">Barriers are explored in chapter 4 on evolution of the design</text:p>
        </text:list-item>
        <text:list-item>
          <text:p text:style-name="P52">Tools and processes in results chapters 5 and 6.</text:p>
        </text:list-item>
      </text:list>
      <text:h text:style-name="Heading_20_3" text:outline-level="3"><text:bookmark-start text:name="rq2"/>RQ2<text:bookmark-end text:name="rq2"/></text:h>
      <text:list text:style-name="L51">
        <text:list-item>
          <text:p text:style-name="P53">Interviews with participants some informal and some formal instructed directly adaptations to design</text:p>
        </text:list-item>
        <text:list-item>
          <text:p text:style-name="P53">Analysis of video data</text:p>
        </text:list-item>
      </text:list>
      <text:h text:style-name="Heading_20_3" text:outline-level="3"><text:bookmark-start text:name="rq3"/><text:soft-page-break/>RQ3<text:bookmark-end text:name="rq3"/></text:h>
      <text:list text:style-name="L52">
        <text:list-item>
          <text:p text:style-name="P54">Interviews with participants some informal and some formal instructed directly adaptations to design</text:p>
        </text:list-item>
        <text:list-item>
          <text:p text:style-name="P54">Analysis of video data</text:p>
        </text:list-item>
      </text:list>
      <text:h text:style-name="Heading_20_2" text:outline-level="2"><text:bookmark-start text:name="discussion-on-methodology-in-relation-to-other-dbr"/>Discussion on Methodology in relation to other DBR<text:bookmark-end text:name="discussion-on-methodology-in-relation-to-other-dbr"/></text:h>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3" text:outline-level="3"><text:bookmark-start text:name="th-dimension-case-study"/>5th dimension Case Study<text:bookmark-end text:name="th-dimension-case-study"/></text:h>
      <text:p text:style-name="First_20_paragraph">NOTE - TOO LONG – COMPRESS?</text:p>
      <text:p text:style-name="P55">More On Formative Interventions</text:p>
      <text:p text:style-name="Text_20_body">As previously explored, to allow for development of design through experimentation I have been inspired by the tradition of design experiments and formative interventions. One of the most striking set of practical techniques are those used in Engeström’s take on Expansive Learning, specifically set of processes applied in a workplace setting called Change Laboratory (CL) Engeström, 2007). The CL processes suits a formal workplace where there are existing concepts of Community and Division of Labour and Norms that have resulted in contradictions to be explored and resolved. My project is differs in that beyond general participant conceptions of what game making involves, there are few if any established community or working processes. Thus while interested in the CL process, the kind of reflective, and time intensive codesign of the core resources and primary goals of the programme seemed beyond the commitment level and interest of the participants.</text:p>
      <text:p text:style-name="Text_20_body">A complementary take on formative interventions also from a socio-cultural perspective is exemplified by the 5<text:span text:style-name="T2">th</text:span> Dimension project led by Michael Cole. This educational intervention used University support of volunteers, equipment and technical support in after-school settings in the San Diego area. The intervention introduced a fictional narrative to create a shared ‘project’ for the different participants involved to promote a shared understanding of the work via intentional goal setting Brown and Cole, 2008). The concept of the importance of project is used to encompass and engender a sense of commitment from participants Blunden, 2009), (explored in earlier sections). In the 5<text:span text:style-name="T2">th</text:span> Dimension intervention, a narrative fiction of a ‘wizard’ to rapidly construct a shared sense of project. In similar approach to Heathcote’s Mantle of the Expert, roles are created and breathed into life by the facilitator and affordances of the learning design to accelerate an adoption of principles of practice. (explored previously).</text:p>
      <text:p text:style-name="Text_20_body">I am guided by the concepts behind the use of the models rather than drawn to an off the shelf application of CL processes or similar interventions. While some of the material used in CL and the fictional device of the 5th Dimension supports their primary tasks, others could be said to be support secondary considerations of navigating learning, establishing shared concepts and <text:soft-page-break/>communities and reflecting on transformations in practices or understandings. These dimensions are sometimes explored in CHAT using the term of secondary stimuli used to facilitate and complement the primary task as part of the concept double stimulation.</text:p>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2" text:outline-level="2"><text:bookmark-start text:name="transition-to-next-chapter---about-the-specifics-of-mutual-evolution-of-learning-design"/>Transition to next Chapter - About the specifics of mutual evolution of Learning DESIGN<text:bookmark-end text:name="transition-to-next-chapter---about-the-specifics-of-mutual-evolution-of-learning-design"/></text:h>
      <text:p text:style-name="First_20_paragraph">I conclude this chapter with a section that introduces the next chapter which is a rich description of the evolution of the learning design.</text:p>
      <text:p text:style-name="Text_20_body">More than a design the result was a dynamic community which is analysed on several scopes of activity.</text:p>
      <text:p text:style-name="Text_20_body">Before progressing to explore the details of the design, I want to briefly explore how this process brought into focus some of they key debates and issues of design based research.</text:p>
      <text:list text:style-name="L53">
        <text:list-item>
          <text:p text:style-name="P56">mutual appropriation and ethics of participation rather than extraction</text:p>
        </text:list-item>
        <text:list-item>
          <text:p text:style-name="P56">generating material suitable for sharing as research but also basis for starting other communities, be this via tools process or other</text:p>
        </text:list-item>
        <text:list-item>
          <text:p text:style-name="P56">the difficulties of transmitting research outcomes to non-academics - give positive exampl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3. Methodology</dc:title>
    <dc:description/>
    <dc:subject/>
    <meta:keyword/>
    <meta:initial-creator/>
    <dc:creator>Mick Chesterman</dc:creator>
    <meta:creation-date>2023-07-04T08:45:22Z</meta:creation-date>
    <dc:date>2023-07-04T21:58:00.536409740</dc:date>
    <meta:editing-duration>PT12H12M1S</meta:editing-duration>
    <meta:editing-cycles>1</meta:editing-cycles>
    <meta:document-statistic meta:table-count="0" meta:image-count="0" meta:object-count="0" meta:page-count="19" meta:paragraph-count="423" meta:word-count="8274" meta:character-count="52372" meta:non-whitespace-character-count="44702"/>
    <meta:user-defined meta:name="ZOTERO_PREF_1">&lt;data data-version="3" zotero-version="6.0.26"&gt;&lt;session id="xTsGK8KA"/&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